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style:font-adornments="Regular"/>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4896in" table:align="left"/>
    </style:style>
    <style:style style:name="Table1.A" style:family="table-column">
      <style:table-column-properties style:column-width="1.509in"/>
    </style:style>
    <style:style style:name="Table1.B" style:family="table-column">
      <style:table-column-properties style:column-width="0.8764in"/>
    </style:style>
    <style:style style:name="Table1.C" style:family="table-column">
      <style:table-column-properties style:column-width="0.9049in"/>
    </style:style>
    <style:style style:name="Table1.D" style:family="table-column">
      <style:table-column-properties style:column-width="0.4063in"/>
    </style:style>
    <style:style style:name="Table1.E" style:family="table-column">
      <style:table-column-properties style:column-width="0.5278in"/>
    </style:style>
    <style:style style:name="Table1.F" style:family="table-column">
      <style:table-column-properties style:column-width="1.0465in"/>
    </style:style>
    <style:style style:name="Table1.G" style:family="table-column">
      <style:table-column-properties style:column-width="0.6875in"/>
    </style:style>
    <style:style style:name="Table1.H" style:family="table-column">
      <style:table-column-properties style:column-width="1.5313in"/>
    </style:style>
    <style:style style:name="Table1.A1" style:family="table-cell">
      <style:table-cell-properties style:vertical-align="bottom"/>
    </style:style>
    <style:style style:name="Table1.B1" style:family="table-cell">
      <style:table-cell-properties style:vertical-align="bottom" fo:padding="0.0382in" fo:border-left="none" fo:border-right="none" fo:border-top="none" fo:border-bottom="0.05pt solid #000000"/>
    </style:style>
    <style:style style:name="Table1.F5" style:family="table-cell">
      <style:table-cell-properties style:vertical-align="bottom" fo:background-color="#e6e6e6">
        <style:background-image/>
      </style:table-cell-properties>
    </style:style>
    <style:style style:name="Table1.B7" style:family="table-cell">
      <style:table-cell-properties style:vertical-align="" fo:background-color="#e6e6e6">
        <style:background-image/>
      </style:table-cell-properties>
    </style:style>
    <style:style style:name="Table2" style:family="table">
      <style:table-properties style:width="3.3583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1.6792in"/>
    </style:style>
    <style:style style:name="Table2.A1" style:family="table-cell" style:data-style-name="N100">
      <style:table-cell-properties fo:background-color="#c0c0c0" fo:padding="0.0382in" fo:border="0.05pt solid #000000">
        <style:background-image/>
      </style:table-cell-properties>
    </style:style>
    <style:style style:name="Table2.A2" style:family="table-cell" style:data-style-name="N100">
      <style:table-cell-properties fo:background-color="#c0c0c0" fo:padding="0.0382in" fo:border-left="0.05pt solid #000000" fo:border-right="none" fo:border-top="none" fo:border-bottom="0.05pt solid #000000">
        <style:background-image/>
      </style:table-cell-properties>
    </style:style>
    <style:style style:name="Table2.B2" style:family="table-cell" style:data-style-name="N100">
      <style:table-cell-properties fo:background-color="#c0c0c0" fo:padding="0.0382in" fo:border-left="0.05pt solid #000000" fo:border-right="0.05pt solid #000000" fo:border-top="none" fo:border-bottom="0.05pt solid #000000">
        <style:background-image/>
      </style:table-cell-properties>
    </style:style>
    <style:style style:name="Table2.A3" style:family="table-cell" style:data-style-name="N100">
      <style:table-cell-properties fo:padding="0.0382in" fo:border-left="0.05pt solid #000000" fo:border-right="none" fo:border-top="none" fo:border-bottom="0.05pt solid #000000"/>
    </style:style>
    <style:style style:name="Table2.B3" style:family="table-cell" style:data-style-name="N100">
      <style:table-cell-properties fo:padding="0.0382in" fo:border-left="0.05pt solid #000000" fo:border-right="0.05pt solid #000000" fo:border-top="none" fo:border-bottom="0.05pt solid #000000"/>
    </style:style>
    <style:style style:name="Table2.A4" style:family="table-cell" style:data-style-name="N100">
      <style:table-cell-properties fo:padding="0.0382in" fo:border-left="0.05pt solid #000000" fo:border-right="none" fo:border-top="none" fo:border-bottom="0.05pt solid #000000"/>
    </style:style>
    <style:style style:name="Table2.B4" style:family="table-cell" style:data-style-name="N100">
      <style:table-cell-properties fo:padding="0.0382in" fo:border-left="0.05pt solid #000000" fo:border-right="0.05pt solid #000000" fo:border-top="none" fo:border-bottom="0.05pt solid #000000"/>
    </style:style>
    <style:style style:name="Table2.A5" style:family="table-cell" style:data-style-name="N100">
      <style:table-cell-properties fo:padding="0.0382in" fo:border-left="0.05pt solid #000000" fo:border-right="none" fo:border-top="none" fo:border-bottom="0.05pt solid #000000"/>
    </style:style>
    <style:style style:name="Table2.B5" style:family="table-cell" style:data-style-name="N100">
      <style:table-cell-properties fo:padding="0.0382in" fo:border-left="0.05pt solid #000000" fo:border-right="0.05pt solid #000000" fo:border-top="none" fo:border-bottom="0.05pt solid #000000"/>
    </style:style>
    <style:style style:name="Table2.A6" style:family="table-cell" style:data-style-name="N100">
      <style:table-cell-properties fo:padding="0.0382in" fo:border-left="0.05pt solid #000000" fo:border-right="none" fo:border-top="none" fo:border-bottom="0.05pt solid #000000"/>
    </style:style>
    <style:style style:name="Table2.B6" style:family="table-cell" style:data-style-name="N100">
      <style:table-cell-properties fo:padding="0.0382in" fo:border-left="0.05pt solid #000000" fo:border-right="0.05pt solid #000000" fo:border-top="none" fo:border-bottom="0.05pt solid #000000"/>
    </style:style>
    <style:style style:name="Table2.A7" style:family="table-cell" style:data-style-name="N100">
      <style:table-cell-properties fo:padding="0.0382in" fo:border-left="0.05pt solid #000000" fo:border-right="none" fo:border-top="none" fo:border-bottom="0.05pt solid #000000"/>
    </style:style>
    <style:style style:name="Table2.B7" style:family="table-cell" style:data-style-name="N100">
      <style:table-cell-properties fo:padding="0.0382in" fo:border-left="0.05pt solid #000000" fo:border-right="0.05pt solid #000000" fo:border-top="none" fo:border-bottom="0.05pt solid #000000"/>
    </style:style>
    <style:style style:name="Table2.A8" style:family="table-cell" style:data-style-name="N100">
      <style:table-cell-properties fo:padding="0.0382in" fo:border-left="0.05pt solid #000000" fo:border-right="none" fo:border-top="none" fo:border-bottom="0.05pt solid #000000"/>
    </style:style>
    <style:style style:name="Table2.B8" style:family="table-cell" style:data-style-name="N100">
      <style:table-cell-properties fo:padding="0.0382in" fo:border-left="0.05pt solid #000000" fo:border-right="0.05pt solid #000000" fo:border-top="none" fo:border-bottom="0.05pt solid #000000"/>
    </style:style>
    <style:style style:name="Table2.A9" style:family="table-cell" style:data-style-name="N100">
      <style:table-cell-properties fo:padding="0.0382in" fo:border-left="0.05pt solid #000000" fo:border-right="none" fo:border-top="none" fo:border-bottom="0.05pt solid #000000"/>
    </style:style>
    <style:style style:name="Table2.B9" style:family="table-cell" style:data-style-name="N100">
      <style:table-cell-properties fo:padding="0.0382in" fo:border-left="0.05pt solid #000000" fo:border-right="0.05pt solid #000000" fo:border-top="none" fo:border-bottom="0.05pt solid #000000"/>
    </style:style>
    <style:style style:name="Table2.A10" style:family="table-cell" style:data-style-name="N100">
      <style:table-cell-properties fo:padding="0.0382in" fo:border-left="0.05pt solid #000000" fo:border-right="none" fo:border-top="none" fo:border-bottom="0.05pt solid #000000"/>
    </style:style>
    <style:style style:name="Table2.B10" style:family="table-cell" style:data-style-name="N100">
      <style:table-cell-properties fo:padding="0.0382in" fo:border-left="0.05pt solid #000000" fo:border-right="0.05pt solid #000000" fo:border-top="none" fo:border-bottom="0.05pt solid #000000"/>
    </style:style>
    <style:style style:name="Table2.A11" style:family="table-cell" style:data-style-name="N100">
      <style:table-cell-properties fo:padding="0.0382in" fo:border-left="0.05pt solid #000000" fo:border-right="none" fo:border-top="none" fo:border-bottom="0.05pt solid #000000"/>
    </style:style>
    <style:style style:name="Table2.B11" style:family="table-cell" style:data-style-name="N100">
      <style:table-cell-properties fo:padding="0.0382in" fo:border-left="0.05pt solid #000000" fo:border-right="0.05pt solid #000000" fo:border-top="none" fo:border-bottom="0.05pt solid #000000"/>
    </style:style>
    <style:style style:name="Table2.A12" style:family="table-cell" style:data-style-name="N100">
      <style:table-cell-properties fo:padding="0.0382in" fo:border-left="0.05pt solid #000000" fo:border-right="none" fo:border-top="none" fo:border-bottom="0.05pt solid #000000"/>
    </style:style>
    <style:style style:name="Table2.B12" style:family="table-cell" style:data-style-name="N100">
      <style:table-cell-properties fo:padding="0.0382in" fo:border-left="0.05pt solid #000000" fo:border-right="0.05pt solid #000000" fo:border-top="none" fo:border-bottom="0.05pt solid #000000"/>
    </style:style>
    <style:style style:name="Table2.A13" style:family="table-cell" style:data-style-name="N100">
      <style:table-cell-properties fo:padding="0.0382in" fo:border-left="0.05pt solid #000000" fo:border-right="none" fo:border-top="none" fo:border-bottom="0.05pt solid #000000"/>
    </style:style>
    <style:style style:name="Table2.B13" style:family="table-cell" style:data-style-name="N100">
      <style:table-cell-properties fo:padding="0.0382in" fo:border-left="0.05pt solid #000000" fo:border-right="0.05pt solid #000000" fo:border-top="none" fo:border-bottom="0.05pt solid #000000"/>
    </style:style>
    <style:style style:name="Table2.A14" style:family="table-cell" style:data-style-name="N100">
      <style:table-cell-properties fo:padding="0.0382in" fo:border-left="0.05pt solid #000000" fo:border-right="none" fo:border-top="none" fo:border-bottom="0.05pt solid #000000"/>
    </style:style>
    <style:style style:name="Table2.B14" style:family="table-cell" style:data-style-name="N100">
      <style:table-cell-properties fo:padding="0.0382in" fo:border-left="0.05pt solid #000000" fo:border-right="0.05pt solid #000000" fo:border-top="none" fo:border-bottom="0.05pt solid #000000"/>
    </style:style>
    <style:style style:name="Table2.A15" style:family="table-cell" style:data-style-name="N100">
      <style:table-cell-properties fo:padding="0.0382in" fo:border-left="0.05pt solid #000000" fo:border-right="none" fo:border-top="none" fo:border-bottom="0.05pt solid #000000"/>
    </style:style>
    <style:style style:name="Table2.B15" style:family="table-cell" style:data-style-name="N100">
      <style:table-cell-properties fo:padding="0.0382in" fo:border-left="0.05pt solid #000000" fo:border-right="0.05pt solid #000000" fo:border-top="none" fo:border-bottom="0.05pt solid #000000"/>
    </style:style>
    <style:style style:name="Table2.A16" style:family="table-cell" style:data-style-name="N100">
      <style:table-cell-properties fo:padding="0.0382in" fo:border-left="0.05pt solid #000000" fo:border-right="none" fo:border-top="none" fo:border-bottom="0.05pt solid #000000"/>
    </style:style>
    <style:style style:name="Table2.B16" style:family="table-cell" style:data-style-name="N100">
      <style:table-cell-properties fo:padding="0.0382in" fo:border-left="0.05pt solid #000000" fo:border-right="0.05pt solid #000000" fo:border-top="none" fo:border-bottom="0.05pt solid #000000"/>
    </style:style>
    <style:style style:name="Table2.A17" style:family="table-cell" style:data-style-name="N100">
      <style:table-cell-properties fo:padding="0.0382in" fo:border-left="0.05pt solid #000000" fo:border-right="none" fo:border-top="none" fo:border-bottom="0.05pt solid #000000"/>
    </style:style>
    <style:style style:name="Table2.B17" style:family="table-cell" style:data-style-name="N100">
      <style:table-cell-properties fo:padding="0.0382in" fo:border-left="0.05pt solid #000000" fo:border-right="0.05pt solid #000000" fo:border-top="none" fo:border-bottom="0.05pt solid #000000"/>
    </style:style>
    <style:style style:name="Table2.A18" style:family="table-cell" style:data-style-name="N100">
      <style:table-cell-properties fo:padding="0.0382in" fo:border-left="0.05pt solid #000000" fo:border-right="none" fo:border-top="none" fo:border-bottom="0.05pt solid #000000"/>
    </style:style>
    <style:style style:name="Table2.B18" style:family="table-cell" style:data-style-name="N100">
      <style:table-cell-properties fo:padding="0.0382in" fo:border-left="0.05pt solid #000000" fo:border-right="0.05pt solid #000000" fo:border-top="none" fo:border-bottom="0.05pt solid #000000"/>
    </style:style>
    <style:style style:name="Table2.A19" style:family="table-cell" style:data-style-name="N100">
      <style:table-cell-properties fo:padding="0.0382in" fo:border-left="0.05pt solid #000000" fo:border-right="none" fo:border-top="none" fo:border-bottom="0.05pt solid #000000"/>
    </style:style>
    <style:style style:name="Table2.B19" style:family="table-cell" style:data-style-name="N100">
      <style:table-cell-properties fo:padding="0.0382in" fo:border-left="0.05pt solid #000000" fo:border-right="0.05pt solid #000000" fo:border-top="none" fo:border-bottom="0.05pt solid #000000"/>
    </style:style>
    <style:style style:name="Table2.20" style:family="table-row">
      <style:table-row-properties fo:background-color="transparent" fo:keep-together="auto">
        <style:background-image/>
      </style:table-row-properties>
    </style:style>
    <style:style style:name="Table2.A20" style:family="table-cell" style:data-style-name="N100">
      <style:table-cell-properties style:vertical-align="" fo:background-color="#c0c0c0" fo:padding="0.0382in" fo:border="0.05pt solid #000000">
        <style:background-image/>
      </style:table-cell-properties>
    </style:style>
    <style:style style:name="Table2.A21" style:family="table-cell" style:data-style-name="N100">
      <style:table-cell-properties style:vertical-align="" fo:background-color="#c0c0c0" fo:padding="0.0382in" fo:border-left="0.05pt solid #000000" fo:border-right="0.05pt solid #000000" fo:border-top="none" fo:border-bottom="0.05pt solid #000000">
        <style:background-image/>
      </style:table-cell-properties>
    </style:style>
    <style:style style:name="Table2.A22" style:family="table-cell" style:data-style-name="N100">
      <style:table-cell-properties fo:padding="0.0382in" fo:border-left="0.05pt solid #000000" fo:border-right="none" fo:border-top="none" fo:border-bottom="0.05pt solid #000000"/>
    </style:style>
    <style:style style:name="Table2.B22" style:family="table-cell" style:data-style-name="N100">
      <style:table-cell-properties fo:padding="0.0382in" fo:border-left="0.05pt solid #000000" fo:border-right="0.05pt solid #000000" fo:border-top="none" fo:border-bottom="0.05pt solid #000000"/>
    </style:style>
    <style:style style:name="Table2.A23" style:family="table-cell" style:data-style-name="N100">
      <style:table-cell-properties fo:padding="0.0382in" fo:border-left="0.05pt solid #000000" fo:border-right="none" fo:border-top="none" fo:border-bottom="0.05pt solid #000000"/>
    </style:style>
    <style:style style:name="Table2.B23" style:family="table-cell" style:data-style-name="N100">
      <style:table-cell-properties fo:padding="0.0382in" fo:border-left="0.05pt solid #000000" fo:border-right="0.05pt solid #000000" fo:border-top="none" fo:border-bottom="0.05pt solid #000000"/>
    </style:style>
    <style:style style:name="Table2.A24" style:family="table-cell" style:data-style-name="N100">
      <style:table-cell-properties fo:padding="0.0382in" fo:border-left="0.05pt solid #000000" fo:border-right="none" fo:border-top="none" fo:border-bottom="0.05pt solid #000000"/>
    </style:style>
    <style:style style:name="Table2.B24" style:family="table-cell" style:data-style-name="N100">
      <style:table-cell-properties fo:padding="0.0382in" fo:border-left="0.05pt solid #000000" fo:border-right="0.05pt solid #000000" fo:border-top="none" fo:border-bottom="0.05pt solid #000000"/>
    </style:style>
    <style:style style:name="Table2.A26" style:family="table-cell" style:data-style-name="N100">
      <style:table-cell-properties fo:padding="0.0382in" fo:border-left="0.05pt solid #000000" fo:border-right="0.05pt solid #000000" fo:border-top="none" fo:border-bottom="0.05pt solid #000000"/>
    </style:style>
    <style:style style:name="Table4" style:family="table">
      <style:table-properties style:width="3.7604in" fo:margin-left="-0.0104in" fo:break-before="column" table:align="left"/>
    </style:style>
    <style:style style:name="Table4.A" style:family="table-column">
      <style:table-column-properties style:column-width="0.2604in"/>
    </style:style>
    <style:style style:name="Table4.B" style:family="table-column">
      <style:table-column-properties style:column-width="1.625in"/>
    </style:style>
    <style:style style:name="Table4.C" style:family="table-column">
      <style:table-column-properties style:column-width="0.25in"/>
    </style:style>
    <style:style style:name="Table4.D" style:family="table-column">
      <style:table-column-properties style:column-width="0.6875in"/>
    </style:style>
    <style:style style:name="Table4.E" style:family="table-column">
      <style:table-column-properties style:column-width="0.4688in"/>
    </style:style>
    <style:style style:name="Table4.A1" style:family="table-cell">
      <style:table-cell-properties fo:background-color="#c0c0c0" fo:padding="0.0382in" fo:border="0.05pt solid #000000">
        <style:background-image/>
      </style:table-cell-properties>
    </style:style>
    <style:style style:name="Table4.A2" style:family="table-cell">
      <style:table-cell-properties fo:background-color="#c0c0c0" fo:padding="0.0382in" fo:border-left="0.05pt solid #000000" fo:border-right="none" fo:border-top="none" fo:border-bottom="0.05pt solid #000000">
        <style:background-image/>
      </style:table-cell-properties>
    </style:style>
    <style:style style:name="Table4.C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0.05pt solid #000000" fo:border-top="none" fo:border-bottom="0.05pt solid #000000"/>
    </style:style>
    <style:style style:name="Table4.A14" style:family="table-cell">
      <style:table-cell-properties fo:padding="0.0382in" fo:border-left="0.05pt solid #000000" fo:border-right="none" fo:border-top="none" fo:border-bottom="0.05pt solid #000000"/>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0.05pt solid #000000" fo:border-top="none" fo:border-bottom="0.05pt solid #000000"/>
    </style:style>
    <style:style style:name="Table4.A15" style:family="table-cell">
      <style:table-cell-properties fo:padding="0.0382in" fo:border-left="0.05pt solid #000000" fo:border-right="none" fo:border-top="none" fo:border-bottom="0.05pt solid #000000"/>
    </style:style>
    <style:style style:name="Table4.B15" style:family="table-cell">
      <style:table-cell-properties fo:padding="0.0382in" fo:border-left="0.05pt solid #000000" fo:border-right="none" fo:border-top="none" fo:border-bottom="0.05pt solid #000000"/>
    </style:style>
    <style:style style:name="Table4.C15" style:family="table-cell">
      <style:table-cell-properties fo:padding="0.0382in" fo:border-left="0.05pt solid #000000" fo:border-right="none" fo:border-top="none" fo:border-bottom="0.05pt solid #000000"/>
    </style:style>
    <style:style style:name="Table4.D15" style:family="table-cell">
      <style:table-cell-properties fo:padding="0.0382in" fo:border-left="0.05pt solid #000000" fo:border-right="0.05pt solid #000000" fo:border-top="none" fo:border-bottom="0.05pt solid #000000"/>
    </style:style>
    <style:style style:name="Table4.A16" style:family="table-cell">
      <style:table-cell-properties fo:padding="0.0382in" fo:border-left="0.05pt solid #000000" fo:border-right="none" fo:border-top="none" fo:border-bottom="0.05pt solid #000000"/>
    </style:style>
    <style:style style:name="Table4.B16" style:family="table-cell">
      <style:table-cell-properties fo:padding="0.0382in" fo:border-left="0.05pt solid #000000" fo:border-right="none" fo:border-top="none" fo:border-bottom="0.05pt solid #000000"/>
    </style:style>
    <style:style style:name="Table4.C16" style:family="table-cell">
      <style:table-cell-properties fo:padding="0.0382in" fo:border-left="0.05pt solid #000000" fo:border-right="none" fo:border-top="none" fo:border-bottom="0.05pt solid #000000"/>
    </style:style>
    <style:style style:name="Table4.D16" style:family="table-cell">
      <style:table-cell-properties fo:padding="0.0382in" fo:border-left="0.05pt solid #000000" fo:border-right="0.05pt solid #000000" fo:border-top="none" fo:border-bottom="0.05pt solid #000000"/>
    </style:style>
    <style:style style:name="Table4.18" style:family="table-row">
      <style:table-row-properties style:min-row-height="0.3326in"/>
    </style:style>
    <style:style style:name="Table4.A18" style:family="table-cell">
      <style:table-cell-properties fo:padding="0.0382in" fo:border-left="0.05pt solid #000000" fo:border-right="none" fo:border-top="none" fo:border-bottom="0.05pt solid #000000"/>
    </style:style>
    <style:style style:name="Table4.C18" style:family="table-cell">
      <style:table-cell-properties style:vertical-align="bottom" fo:padding="0.0382in" fo:border-left="0.05pt solid #000000" fo:border-right="none" fo:border-top="none" fo:border-bottom="0.05pt solid #000000"/>
    </style:style>
    <style:style style:name="Table4.F18" style:family="table-cell">
      <style:table-cell-properties style:vertical-align="bottom" fo:padding="0.0382in" fo:border-left="0.05pt solid #000000" fo:border-right="0.05pt solid #000000" fo:border-top="none" fo:border-bottom="0.05pt solid #000000"/>
    </style:style>
    <style:style style:name="Table4.20" style:family="table-row">
      <style:table-row-properties style:min-row-height="0.541in"/>
    </style:style>
    <style:style style:name="Table4.A20" style:family="table-cell">
      <style:table-cell-properties fo:padding="0.0382in" fo:border-left="0.05pt solid #000000" fo:border-right="0.05pt solid #000000" fo:border-top="none" fo:border-bottom="0.05pt solid #000000"/>
    </style:style>
    <style:style style:name="Table3" style:family="table">
      <style:table-properties style:width="7.5in" fo:margin-left="0in" fo:margin-right="0in" table:align="margins"/>
    </style:style>
    <style:style style:name="Table3.A" style:family="table-column">
      <style:table-column-properties style:column-width="1.1146in" style:rel-column-width="9739*"/>
    </style:style>
    <style:style style:name="Table3.B" style:family="table-column">
      <style:table-column-properties style:column-width="1.0833in" style:rel-column-width="9466*"/>
    </style:style>
    <style:style style:name="Table3.C" style:family="table-column">
      <style:table-column-properties style:column-width="2.8542in" style:rel-column-width="24939*"/>
    </style:style>
    <style:style style:name="Table3.D" style:family="table-column">
      <style:table-column-properties style:column-width="2.4479in" style:rel-column-width="21391*"/>
    </style:style>
    <style:style style:name="Table3.A1" style:family="table-cell">
      <style:table-cell-properties fo:background-color="#c0c0c0" fo:padding="0.0382in" fo:border="0.05pt solid #000000">
        <style:background-image/>
      </style:table-cell-properties>
    </style:style>
    <style:style style:name="Table3.A2" style:family="table-cell">
      <style:table-cell-properties style:vertical-align="bottom" fo:background-color="transparent" fo:padding="0.0382in" fo:border-left="0.05pt solid #000000" fo:border-right="none" fo:border-top="none" fo:border-bottom="none">
        <style:background-image/>
      </style:table-cell-properties>
    </style:style>
    <style:style style:name="Table3.B2" style:family="table-cell">
      <style:table-cell-properties style:vertical-align="bottom" fo:background-color="transparent" fo:padding="0.0382in" fo:border="none">
        <style:background-image/>
      </style:table-cell-properties>
    </style:style>
    <style:style style:name="Table3.D2" style:family="table-cell">
      <style:table-cell-properties style:vertical-align="middle" fo:background-color="transparent" fo:padding="0.0382in" fo:border-left="none" fo:border-right="0.05pt solid #000000" fo:border-top="none" fo:border-bottom="0.05pt solid #000000">
        <style:background-image/>
      </style:table-cell-properties>
    </style:style>
    <style:style style:name="Table3.A3"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3.A4" style:family="table-cell">
      <style:table-cell-properties style:vertical-align="bottom" fo:background-color="transparent" fo:padding="0.0382in" fo:border-left="0.05pt solid #000000" fo:border-right="none" fo:border-top="none" fo:border-bottom="0.05pt solid #000000">
        <style:background-image/>
      </style:table-cell-properties>
    </style:style>
    <style:style style:name="Table3.B4" style:family="table-cell">
      <style:table-cell-properties style:vertical-align="bottom" fo:background-color="transparent" fo:padding="0.0382in" fo:border-left="none" fo:border-right="none" fo:border-top="none" fo:border-bottom="0.05pt solid #000000">
        <style:background-image/>
      </style:table-cell-properties>
    </style:style>
    <style:style style:name="Table3.A5"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Standard">
      <style:text-properties style:font-name="Ubuntu"/>
    </style:style>
    <style:style style:name="P2" style:family="paragraph" style:parent-style-name="Standard">
      <style:paragraph-properties fo:text-align="center" style:justify-single-word="false"/>
      <style:text-properties style:font-name="Ubuntu"/>
    </style:style>
    <style:style style:name="P3" style:family="paragraph" style:parent-style-name="Standard">
      <style:paragraph-properties fo:text-align="start" style:justify-single-word="false"/>
      <style:text-properties style:font-name="Ubuntu" fo:font-size="9pt" fo:font-style="normal" style:text-underline-style="none" fo:font-weight="normal" style:font-size-asian="9pt" style:font-style-asian="normal" style:font-weight-asian="normal" style:font-size-complex="9pt" style:font-style-complex="normal" style:font-weight-complex="normal"/>
    </style:style>
    <style:style style:name="P4" style:family="paragraph" style:parent-style-name="Standard">
      <style:paragraph-properties fo:text-align="start" style:justify-single-word="false"/>
      <style:text-properties style:font-name="Ubuntu" fo:font-size="9pt" fo:font-style="normal" fo:font-weight="normal" style:font-size-asian="9pt" style:font-style-asian="normal" style:font-weight-asian="normal" style:font-size-complex="9pt" style:font-style-complex="normal" style:font-weight-complex="normal"/>
    </style:style>
    <style:style style:name="P5" style:family="paragraph" style:parent-style-name="Standard">
      <style:paragraph-properties fo:text-align="center" style:justify-single-word="false"/>
      <style:text-properties style:font-name="Ubuntu"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P6" style:family="paragraph" style:parent-style-name="Standard">
      <style:paragraph-properties fo:text-align="center" style:justify-single-word="false"/>
      <style:text-properties style:font-name="Ubuntu" fo:font-size="9pt" fo:font-style="italic" fo:font-weight="bold" style:font-size-asian="9pt" style:font-style-asian="italic" style:font-weight-asian="bold" style:font-size-complex="9pt" style:font-style-complex="italic" style:font-weight-complex="bold"/>
    </style:style>
    <style:style style:name="P7" style:family="paragraph" style:parent-style-name="Standard">
      <style:paragraph-properties fo:text-align="center" style:justify-single-word="false"/>
      <style:text-properties style:font-name="Ubuntu" fo:font-size="9pt" fo:font-weight="bold" style:font-size-asian="9pt" style:font-weight-asian="bold" style:font-size-complex="9pt" style:font-weight-complex="bold"/>
    </style:style>
    <style:style style:name="P8" style:family="paragraph" style:parent-style-name="Standard">
      <style:paragraph-properties fo:text-align="start" style:justify-single-word="false"/>
      <style:text-properties style:font-name="Ubuntu" fo:font-size="10pt" fo:font-style="normal" style:text-underline-style="none" fo:font-weight="normal" style:font-size-asian="8.75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style:font-name="Ubuntu" fo:font-size="10pt" fo:font-style="normal" fo:font-weight="normal" style:font-size-asian="8.75pt" style:font-style-asian="normal" style:font-weight-asian="normal" style:font-size-complex="10pt" style:font-style-complex="normal" style:font-weight-complex="normal"/>
    </style:style>
    <style:style style:name="P10" style:family="paragraph" style:parent-style-name="Standard">
      <style:paragraph-properties fo:text-align="center" style:justify-single-word="false"/>
      <style:text-properties style:font-name="Ubuntu" fo:font-size="14pt" fo:font-style="normal" style:text-underline-style="none"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text-align="center" style:justify-single-word="false"/>
      <style:text-properties style:font-name="Ubuntu" fo:font-size="12pt" fo:font-weight="bold"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Ubuntu" fo:font-size="8pt" style:font-size-asian="8pt" style:font-size-complex="8pt"/>
    </style:style>
    <style:style style:name="P13" style:family="paragraph" style:parent-style-name="Standard">
      <style:paragraph-properties fo:text-align="center" style:justify-single-word="false"/>
      <style:text-properties style:font-name="Ubuntu" fo:font-size="8pt" officeooo:paragraph-rsid="000d2cb8" style:font-size-asian="8pt" style:font-size-complex="8pt"/>
    </style:style>
    <style:style style:name="P14" style:family="paragraph" style:parent-style-name="Standard">
      <style:paragraph-properties fo:text-align="center" style:justify-single-word="false"/>
      <style:text-properties style:font-name="Ubuntu" fo:font-size="16pt" fo:font-weight="bold" style:font-size-asian="16pt" style:font-weight-asian="bold" style:font-size-complex="16pt" style:font-weight-complex="bold"/>
    </style:style>
    <style:style style:name="P15" style:family="paragraph" style:parent-style-name="Standard">
      <style:paragraph-properties fo:text-align="center" style:justify-single-word="false" fo:break-before="page"/>
      <style:text-properties style:font-name="Ubuntu" fo:font-size="22pt" fo:font-style="normal" fo:font-weight="bold" style:font-size-asian="22pt" style:font-style-asian="normal" style:font-weight-asian="bold" style:font-size-complex="22pt" style:font-style-complex="normal" style:font-weight-complex="bold"/>
    </style:style>
    <style:style style:name="P16" style:family="paragraph" style:parent-style-name="Table_20_Contents">
      <style:text-properties style:font-name="Ubuntu"/>
    </style:style>
    <style:style style:name="P17" style:family="paragraph" style:parent-style-name="Table_20_Contents">
      <style:paragraph-properties fo:line-height="100%"/>
      <style:text-properties style:font-name="Ubuntu" fo:font-size="8pt" fo:font-weight="bold" style:font-size-asian="8pt" style:font-weight-asian="bold" style:font-size-complex="8pt" style:font-weight-complex="bold"/>
    </style:style>
    <style:style style:name="P18" style:family="paragraph" style:parent-style-name="Table_20_Contents">
      <style:paragraph-properties fo:line-height="100%" fo:text-align="center" style:justify-single-word="false"/>
      <style:text-properties style:font-name="Ubuntu" fo:font-size="8pt" fo:font-weight="bold" style:font-size-asian="8pt" style:font-weight-asian="bold" style:font-size-complex="8pt" style:font-weight-complex="bold"/>
    </style:style>
    <style:style style:name="P19" style:family="paragraph" style:parent-style-name="Table_20_Contents">
      <style:paragraph-properties fo:line-height="100%" fo:text-align="end" style:justify-single-word="false"/>
      <style:text-properties style:font-name="Ubuntu" fo:font-size="8pt" fo:font-weight="bold"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style:font-name="Ubuntu" fo:font-size="8pt" fo:font-weight="bold" style:font-size-asian="8pt" style:font-weight-asian="bold" style:font-size-complex="8pt" style:font-weight-complex="bold"/>
    </style:style>
    <style:style style:name="P21" style:family="paragraph" style:parent-style-name="Table_20_Contents">
      <style:paragraph-properties fo:line-height="100%"/>
      <style:text-properties style:font-name="Ubuntu" fo:font-size="8pt" style:font-size-asian="8pt" style:font-size-complex="8pt"/>
    </style:style>
    <style:style style:name="P22" style:family="paragraph" style:parent-style-name="Table_20_Contents">
      <style:paragraph-properties fo:line-height="100%" fo:text-align="justify" style:justify-single-word="false"/>
      <style:text-properties style:font-name="Ubuntu" fo:font-size="8pt" style:font-size-asian="8pt" style:font-size-complex="8pt"/>
    </style:style>
    <style:style style:name="P23" style:family="paragraph" style:parent-style-name="Table_20_Contents">
      <style:paragraph-properties fo:text-align="center" style:justify-single-word="false"/>
      <style:text-properties style:font-name="Ubuntu" fo:font-size="8pt" style:font-size-asian="8pt" style:font-size-complex="8pt"/>
    </style:style>
    <style:style style:name="P24" style:family="paragraph" style:parent-style-name="Table_20_Contents">
      <style:paragraph-properties fo:text-align="start" style:justify-single-word="false"/>
      <style:text-properties style:font-name="Ubuntu" fo:font-size="8pt" style:font-size-asian="8pt" style:font-size-complex="8pt"/>
    </style:style>
    <style:style style:name="P25" style:family="paragraph" style:parent-style-name="Table_20_Contents">
      <style:paragraph-properties fo:text-align="start" style:justify-single-word="false"/>
      <style:text-properties style:font-name="Ubuntu" fo:font-size="8pt" officeooo:rsid="000d2cb8" officeooo:paragraph-rsid="000d2cb8" style:font-size-asian="8pt" style:font-size-complex="8pt"/>
    </style:style>
    <style:style style:name="P26" style:family="paragraph" style:parent-style-name="Table_20_Contents">
      <style:paragraph-properties fo:text-align="center" style:justify-single-word="false"/>
      <style:text-properties style:font-name="Ubuntu" fo:font-size="8pt" officeooo:rsid="000d2cb8" officeooo:paragraph-rsid="000d2cb8" style:font-size-asian="8pt" style:font-size-complex="8pt"/>
    </style:style>
    <style:style style:name="P27" style:family="paragraph" style:parent-style-name="Table_20_Contents">
      <style:paragraph-properties fo:line-height="100%" fo:text-align="justify" style:justify-single-word="false"/>
      <style:text-properties style:font-name="Ubuntu" fo:font-size="8pt" fo:font-style="italic" style:font-size-asian="8pt" style:font-style-asian="italic" style:font-size-complex="8pt" style:font-style-complex="italic"/>
    </style:style>
    <style:style style:name="P28" style:family="paragraph" style:parent-style-name="Table_20_Contents">
      <style:paragraph-properties fo:line-height="100%" fo:text-align="center" style:justify-single-word="false"/>
      <style:text-properties style:font-name="Ubuntu" fo:font-size="8pt" fo:font-weight="normal" officeooo:paragraph-rsid="0005f615" style:font-size-asian="8pt" style:font-weight-asian="normal" style:font-size-complex="8pt" style:font-weight-complex="normal"/>
    </style:style>
    <style:style style:name="P29" style:family="paragraph" style:parent-style-name="Table_20_Contents">
      <style:paragraph-properties fo:text-align="center" style:justify-single-word="false"/>
      <style:text-properties style:font-name="Ubuntu" fo:font-weight="bold" style:font-weight-asian="bold" style:font-weight-complex="bold"/>
    </style:style>
    <style:style style:name="P30" style:family="paragraph" style:parent-style-name="Table_20_Contents">
      <style:paragraph-properties fo:line-height="100%" fo:text-align="end" style:justify-single-word="false"/>
      <style:text-properties style:font-name="Ubuntu" fo:font-weight="bold" style:font-weight-asian="bold" style:font-weight-complex="bold"/>
    </style:style>
    <style:style style:name="P31" style:family="paragraph" style:parent-style-name="Table_20_Contents">
      <style:paragraph-properties fo:text-align="center" style:justify-single-word="false"/>
      <style:text-properties style:font-name="Ubuntu" fo:font-size="7pt" style:font-size-asian="7pt" style:font-size-complex="7pt"/>
    </style:style>
    <style:style style:name="P32" style:family="paragraph" style:parent-style-name="Table_20_Contents">
      <style:paragraph-properties fo:line-height="100%" fo:text-align="end" style:justify-single-word="false"/>
      <style:text-properties style:font-name="Ubuntu" fo:font-size="10pt" fo:font-weight="bold"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style:font-name="Ubuntu" fo:font-size="10pt" fo:font-weight="bold" style:font-size-asian="10pt" style:font-weight-asian="bold" style:font-size-complex="10pt" style:font-weight-complex="bold"/>
    </style:style>
    <style:style style:name="P34" style:family="paragraph" style:parent-style-name="Table_20_Contents">
      <style:paragraph-properties fo:line-height="100%"/>
      <style:text-properties style:font-name="Ubuntu" fo:font-size="10pt" style:font-size-asian="10pt" style:font-size-complex="10pt"/>
    </style:style>
    <style:style style:name="P35" style:family="paragraph" style:parent-style-name="Table_20_Contents">
      <style:paragraph-properties fo:line-height="100%"/>
      <style:text-properties style:font-name="Ubuntu"/>
    </style:style>
    <style:style style:name="P36" style:family="paragraph" style:parent-style-name="Table_20_Contents">
      <style:paragraph-properties fo:line-height="100%"/>
      <style:text-properties fo:color="#808080" style:font-name="Ubuntu" fo:font-size="8pt" fo:font-weight="bold" style:font-size-asian="8pt" style:font-weight-asian="bold" style:font-size-complex="8pt" style:font-weight-complex="bold"/>
    </style:style>
    <style:style style:name="P37" style:family="paragraph">
      <style:paragraph-properties fo:text-align="start"/>
      <style:text-properties style:text-line-through-style="none" style:text-line-through-type="none" style:font-name="Verdana" fo:font-style="normal" style:text-underline-style="none"/>
    </style:style>
    <style:style style:name="P38" style:family="paragraph">
      <style:paragraph-properties fo:text-align="start"/>
      <style:text-properties style:font-name="Verdana"/>
    </style:style>
    <style:style style:name="T1" style:family="text">
      <style:text-properties fo:font-style="italic" style:font-style-asian="italic" style:font-style-complex="italic"/>
    </style:style>
    <style:style style:name="T2" style:family="text">
      <style:text-properties fo:font-style="italic" officeooo:rsid="00099a01" style:font-style-asian="italic" style:font-style-complex="italic"/>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style:text-position="super 58%" fo:font-size="12pt" style:font-size-asian="12pt" style:font-size-complex="12pt"/>
    </style:style>
    <style:style style:name="T7" style:family="text">
      <style:text-properties style:text-position="super 58%" fo:font-size="8pt" style:font-size-asian="8pt" style:font-size-complex="8pt"/>
    </style:style>
    <style:style style:name="T8" style:family="text">
      <style:text-properties fo:font-weight="normal" style:font-weight-asian="normal" style:font-weight-complex="normal"/>
    </style:style>
    <style:style style:name="T9" style:family="text">
      <style:text-properties fo:font-weight="normal" officeooo:rsid="000d2cb8" style:font-weight-asian="normal" style:font-weight-complex="normal"/>
    </style:style>
    <style:style style:name="T10" style:family="text">
      <style:text-properties fo:color="#80808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0d2cb8"/>
    </style:style>
    <style:style style:name="T13" style:family="text">
      <style:text-properties style:text-underline-style="solid" style:text-underline-width="auto" style:text-underline-color="font-color" officeooo:rsid="0010e670"/>
    </style:style>
    <style:style style:name="T14" style:family="text">
      <style:text-properties style:text-underline-style="solid" style:text-underline-width="auto" style:text-underline-color="font-color" officeooo:rsid="00170f9e"/>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bold" style:font-weight-asian="bold" style:font-weight-complex="bold"/>
    </style:style>
    <style:style style:name="T18" style:family="text">
      <style:text-properties style:text-underline-style="none" officeooo:rsid="00046a35"/>
    </style:style>
    <style:style style:name="T19" style:family="text">
      <style:text-properties style:text-underline-style="none" officeooo:rsid="000d2cb8"/>
    </style:style>
    <style:style style:name="T20" style:family="text">
      <style:text-properties style:text-underline-style="none" officeooo:rsid="00170f9e"/>
    </style:style>
    <style:style style:name="T21" style:family="text">
      <style:text-properties fo:font-size="10pt" fo:font-style="italic" fo:font-weight="bold" style:font-size-asian="10pt" style:font-style-asian="italic" style:font-weight-asian="bold" style:font-size-complex="10pt" style:font-style-complex="italic" style:font-weight-complex="bold"/>
    </style:style>
    <style:style style:name="T22" style:family="text">
      <style:text-properties fo:font-size="12pt" style:font-size-asian="12pt" style:font-size-complex="12pt"/>
    </style:style>
    <style:style style:name="T23" style:family="text">
      <style:text-properties fo:font-size="8pt" style:font-size-asian="8pt" style:font-size-complex="8pt"/>
    </style:style>
    <style:style style:name="T24" style:family="text">
      <style:text-properties fo:font-size="6pt" style:font-size-asian="6pt" style:font-size-complex="6pt"/>
    </style:style>
    <style:style style:name="T25" style:family="text">
      <style:text-properties fo:font-size="9pt" fo:font-weight="bold" style:font-size-asian="9pt" style:font-weight-asian="bold" style:font-size-complex="9pt" style:font-weight-complex="bold"/>
    </style:style>
    <style:style style:name="T26" style:family="text">
      <style:text-properties officeooo:rsid="00046a35"/>
    </style:style>
    <style:style style:name="T27" style:family="text">
      <style:text-properties officeooo:rsid="00099a01"/>
    </style:style>
    <style:style style:name="T28" style:family="text">
      <style:text-properties officeooo:rsid="000b9386"/>
    </style:style>
    <style:style style:name="T29" style:family="text">
      <style:text-properties officeooo:rsid="000c4623"/>
    </style:style>
    <style:style style:name="T30" style:family="text">
      <style:text-properties officeooo:rsid="000d2cb8"/>
    </style:style>
    <style:style style:name="T31" style:family="text">
      <style:text-properties officeooo:rsid="000fb877"/>
    </style:style>
    <style:style style:name="T32" style:family="text">
      <style:text-properties officeooo:rsid="0010e670"/>
    </style:style>
    <style:style style:name="T33" style:family="text">
      <style:text-properties officeooo:rsid="00125b83"/>
    </style:style>
    <style:style style:name="T34" style:family="text">
      <style:text-properties officeooo:rsid="001458c9"/>
    </style:style>
    <style:style style:name="T35" style:family="text">
      <style:text-properties officeooo:rsid="0016002a"/>
    </style:style>
    <style:style style:name="T36" style:family="text">
      <style:text-properties officeooo:rsid="00170f9e"/>
    </style:style>
    <style:style style:name="Sect1" style:family="section">
      <style:section-properties text:dont-balance-text-columns="true" style:editable="false">
        <style:columns fo:column-count="2" fo:column-gap="0in">
          <style:column style:rel-width="32767*" fo:start-indent="0in" fo:end-indent="0in"/>
          <style:column style:rel-width="32768*" fo:start-indent="0in" fo:end-indent="0in"/>
        </style:columns>
      </style:section-properties>
    </style:style>
    <style:style style:name="gr1" style:family="graphic">
      <style:graphic-properties fo:border="none" style:wrap="run-through" style:number-wrapped-paragraphs="no-limit" style:vertical-pos="bottom" style:vertical-rel="baseline" style:horizontal-pos="from-left" style:horizontal-rel="paragraph" draw:wrap-influence-on-position="once-concurrent" style:flow-with-text="false"/>
    </style:style>
    <style:style style:name="gr2" style:family="graphic">
      <style:graphic-properties fo:border="non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none" style:wrap="run-through" style:number-wrapped-paragraphs="no-limit" style:vertical-pos="from-top" style:horizontal-pos="from-left" style:horizontal-rel="paragraph" draw:wrap-influence-on-position="once-concurrent" style:flow-with-text="false"/>
    </style:style>
    <style:style style:name="gr5" style:family="graphic">
      <style:graphic-properties fo:border="none"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reg_name"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ddress"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ptnum"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city"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state" form:control-implementation="ooo:com.sun.star.form.component.TextField" xml:id="control5" form:id="control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zip" form:control-implementation="ooo:com.sun.star.form.component.TextField" xml:id="control6" form:id="control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phone" form:control-implementation="ooo:com.sun.star.form.component.TextField" xml:id="control7" form:id="control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email" form:control-implementation="ooo:com.sun.star.form.component.TextField" xml:id="control8" form:id="control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club"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racingage" form:control-implementation="ooo:com.sun.star.form.component.TextField" xml:id="control10" form:id="control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brnum" form:control-implementation="ooo:com.sun.star.form.component.TextField" xml:id="control11" form:id="control1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ace1Cat" form:control-implementation="ooo:com.sun.star.form.component.TextField" xml:id="control12" form:id="control1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ace2Cat" form:control-implementation="ooo:com.sun.star.form.component.TextField" xml:id="control13" form:id="control1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area form:name="Request" form:control-implementation="ooo:com.sun.star.form.component.TextField" xml:id="control14" form:id="control14"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 form:name="Text Box 1" form:control-implementation="ooo:com.sun.star.form.component.TextField" xml:id="control15" form:id="control1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 Box 1" form:control-implementation="ooo:com.sun.star.form.component.CheckBox" xml:id="control16" form:id="control1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7" form:id="control1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8" form:id="control1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9" form:id="control1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0" form:id="control2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1" form:id="control2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2" form:id="control2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3" form:id="control2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4" form:id="control2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5" form:id="control2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6" form:id="control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7" form:id="control2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8" form:id="control2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9" form:id="control2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Text Box 2" form:control-implementation="ooo:com.sun.star.form.component.TextField" xml:id="control30" form:id="control3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3" form:control-implementation="ooo:com.sun.star.form.component.TextField" xml:id="control31" form:id="control3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4" form:control-implementation="ooo:com.sun.star.form.component.TextField" xml:id="control32" form:id="control3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5" form:control-implementation="ooo:com.sun.star.form.component.TextField" xml:id="control33" form:id="control3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6" form:control-implementation="ooo:com.sun.star.form.component.TextField" xml:id="control34" form:id="control3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brnum" form:control-implementation="ooo:com.sun.star.form.component.TextField" xml:id="control35" form:id="control3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name" form:control-implementation="ooo:com.sun.star.form.component.TextField" xml:id="control36" form:id="control3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ddress" form:control-implementation="ooo:com.sun.star.form.component.TextField" xml:id="control37" form:id="control3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itystatezip" form:control-implementation="ooo:com.sun.star.form.component.TextField" xml:id="control38" form:id="control3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phone" form:control-implementation="ooo:com.sun.star.form.component.TextField" xml:id="control39" form:id="control3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ail" form:control-implementation="ooo:com.sun.star.form.component.TextField" xml:id="control40" form:id="control4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ercontname" form:control-implementation="ooo:com.sun.star.form.component.TextField" xml:id="control41" form:id="control4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ercontphone" form:control-implementation="ooo:com.sun.star.form.component.TextField" xml:id="control42" form:id="control4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ategory" form:control-implementation="ooo:com.sun.star.form.component.TextField" xml:id="control43" form:id="control4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gegroup" form:control-implementation="ooo:com.sun.star.form.component.TextField" xml:id="control44" form:id="control4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racingage" form:control-implementation="ooo:com.sun.star.form.component.TextField" xml:id="control45" form:id="control4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lub" form:control-implementation="ooo:com.sun.star.form.component.TextField" xml:id="control46" form:id="control4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date" form:control-implementation="ooo:com.sun.star.form.component.TextField" xml:id="control47" form:id="control4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 Box 1" form:control-implementation="ooo:com.sun.star.form.component.CheckBox" xml:id="control48" form:id="control4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49" form:id="control4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0" form:id="control5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1" form:id="control5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2" form:id="control5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3" form:id="control5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4" form:id="control5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5" form:id="control5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6" form:id="control5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7" form:id="control5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8" form:id="control5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9" form:id="control5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0" form:id="control6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1" form:id="control6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3" form:control-implementation="ooo:com.sun.star.form.component.CheckBox" xml:id="control62" form:id="control6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3" form:id="control6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4" form:id="control6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5" form:id="control6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6" form:id="control6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7" form:id="control6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8" form:id="control6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9" form:id="control6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0" form:id="control7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1" form:id="control7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2" form:id="control7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3" form:id="control7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4" form:id="control7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5" form:id="control7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6" form:id="control7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2" form:control-implementation="ooo:com.sun.star.form.component.CheckBox" xml:id="control77" form:id="control7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8" form:id="control7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9" form:id="control7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0" form:id="control8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1" form:id="control8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2" form:id="control8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3" form:id="control8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4" form:id="control8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5" form:id="control8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6" form:id="control8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7" form:id="control8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8" form:id="control8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016 ABD CYCLE CLUB INDOOR/OUTDOOR TIME TRIAL SERIES</text:p>
      <text:p text:style-name="P2"><text:span text:style-name="T21">For race information or to register online, go to </text:span><text:a xlink:type="simple" xlink:href="http://www.abdcycling.com/" text:style-name="Internet_20_link" text:visited-style-name="Visited_20_Internet_20_Link"><text:span text:style-name="T21">www.abdcycling.com</text:span></text:a></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30"><text:span text:style-name="T22">N</text:span><text:span text:style-name="T23">AME (last name 1</text:span><text:span text:style-name="T7">st</text:span><text:span text:style-name="T23">): </text:span></text:p>
          </table:table-cell>
          <table:table-cell table:style-name="Table1.B1" table:number-columns-spanned="7" office:value-type="string">
            <text:p text:style-name="P35"><draw:control text:anchor-type="as-char" draw:z-index="0" draw:style-name="gr1" draw:text-style-name="P37" svg:width="5.8961in" svg:height="0.1598in" draw:control="control1"/></text:p>
          </table:table-cell>
          <table:covered-table-cell/>
          <table:covered-table-cell/>
          <table:covered-table-cell/>
          <table:covered-table-cell/>
          <table:covered-table-cell/>
          <table:covered-table-cell/>
        </table:table-row>
        <table:table-row>
          <table:table-cell table:style-name="Table1.A1" office:value-type="string">
            <text:p text:style-name="P32"><text:span text:style-name="T22">A</text:span><text:span text:style-name="T23">DDRESS: </text:span></text:p>
          </table:table-cell>
          <table:table-cell table:style-name="Table1.B1" table:number-columns-spanned="5" office:value-type="string">
            <text:p text:style-name="P34"><draw:control text:anchor-type="as-char" draw:z-index="1" draw:style-name="gr2" draw:text-style-name="P37" svg:width="3.7189in" svg:height="0.1598in" draw:control="control2"/></text:p>
          </table:table-cell>
          <table:covered-table-cell/>
          <table:covered-table-cell/>
          <table:covered-table-cell/>
          <table:covered-table-cell/>
          <table:table-cell table:style-name="Table1.A1" office:value-type="string">
            <text:p text:style-name="P19"><text:span text:style-name="T22">A</text:span>PT. #: </text:p>
          </table:table-cell>
          <table:table-cell table:style-name="Table1.B1" office:value-type="string">
            <text:p text:style-name="P34"><draw:control text:anchor-type="as-char" draw:z-index="2" draw:style-name="gr2" draw:text-style-name="P37" svg:width="1.4795in" svg:height="0.1598in" draw:control="control3"/></text:p>
          </table:table-cell>
        </table:table-row>
        <table:table-row>
          <table:table-cell table:style-name="Table1.A1" office:value-type="string">
            <text:p text:style-name="P19"><text:span text:style-name="T22">C</text:span>ITY: </text:p>
          </table:table-cell>
          <table:table-cell table:style-name="Table1.B1" table:number-columns-spanned="3" office:value-type="string">
            <text:p text:style-name="P34"><draw:control text:anchor-type="as-char" draw:z-index="3" draw:style-name="gr2" draw:text-style-name="P37" svg:width="2.1461in" svg:height="0.1598in" draw:control="control4"/></text:p>
          </table:table-cell>
          <table:covered-table-cell/>
          <table:covered-table-cell/>
          <table:table-cell table:style-name="Table1.A1" office:value-type="string">
            <text:p text:style-name="P19"><text:span text:style-name="T22">S</text:span>TATE: </text:p>
          </table:table-cell>
          <table:table-cell table:style-name="Table1.B1" office:value-type="string">
            <text:p text:style-name="P34"><draw:control text:anchor-type="as-char" draw:z-index="4" draw:style-name="gr2" draw:text-style-name="P37" svg:width="1.0004in" svg:height="0.1598in" draw:control="control5"/></text:p>
          </table:table-cell>
          <table:table-cell table:style-name="Table1.A1" office:value-type="string">
            <text:p text:style-name="P19"><text:span text:style-name="T22">Z</text:span>IP: </text:p>
          </table:table-cell>
          <table:table-cell table:style-name="Table1.B1" office:value-type="string">
            <text:p text:style-name="P34"><draw:control text:anchor-type="as-char" draw:z-index="5" draw:style-name="gr2" draw:text-style-name="P37" svg:width="1.4803in" svg:height="0.1598in" draw:control="control6"/></text:p>
          </table:table-cell>
        </table:table-row>
        <table:table-row>
          <table:table-cell table:style-name="Table1.A1" office:value-type="string">
            <text:p text:style-name="P19"><text:span text:style-name="T22">P</text:span>HONE: </text:p>
          </table:table-cell>
          <table:table-cell table:style-name="Table1.B1" table:number-columns-spanned="3" office:value-type="string">
            <text:p text:style-name="P34"><draw:control text:anchor-type="as-char" draw:z-index="6" draw:style-name="gr2" draw:text-style-name="P37" svg:width="2.1504in" svg:height="0.1598in" draw:control="control7"/></text:p>
          </table:table-cell>
          <table:covered-table-cell/>
          <table:covered-table-cell/>
          <table:table-cell table:style-name="Table1.A1" office:value-type="string">
            <text:p text:style-name="P19"><text:span text:style-name="T22">E</text:span>MAIL: </text:p>
          </table:table-cell>
          <table:table-cell table:style-name="Table1.B1" table:number-columns-spanned="3" office:value-type="string">
            <text:p text:style-name="P34"><draw:control text:anchor-type="as-char" draw:z-index="7" draw:style-name="gr2" draw:text-style-name="P37" svg:width="3.2087in" svg:height="0.1598in" draw:control="control8"/></text:p>
          </table:table-cell>
          <table:covered-table-cell/>
          <table:covered-table-cell/>
        </table:table-row>
        <table:table-row>
          <table:table-cell table:style-name="Table1.A1" office:value-type="string">
            <text:p text:style-name="P19"><text:span text:style-name="T22">C</text:span>LUB (if applicable): </text:p>
          </table:table-cell>
          <table:table-cell table:style-name="Table1.B1" table:number-columns-spanned="4" office:value-type="string">
            <text:p text:style-name="P35"><draw:control text:anchor-type="as-char" draw:z-index="8" draw:style-name="gr2" draw:text-style-name="P37" svg:width="2.6567in" svg:height="0.1598in" draw:control="control9"/></text:p>
          </table:table-cell>
          <table:covered-table-cell/>
          <table:covered-table-cell/>
          <table:covered-table-cell/>
          <table:table-cell table:style-name="Table1.F5" table:number-columns-spanned="3" office:value-type="string">
            <text:p text:style-name="P17"><text:s/><text:span text:style-name="T10">(Leave blank if unapplicable)</text:span></text:p>
          </table:table-cell>
          <table:covered-table-cell/>
          <table:covered-table-cell/>
        </table:table-row>
        <table:table-row>
          <table:table-cell table:style-name="Table1.A1" office:value-type="string">
            <text:p text:style-name="P19"><text:span text:style-name="T22">D</text:span>ATE<text:span text:style-name="T22"> </text:span>OF<text:span text:style-name="T22"> B</text:span>IRTH: </text:p>
          </table:table-cell>
          <table:table-cell table:style-name="Table1.B1" office:value-type="string">
            <text:p text:style-name="P35"><draw:control text:anchor-type="as-char" draw:z-index="9" draw:style-name="gr2" draw:text-style-name="P37" svg:width="0.7996in" svg:height="0.1598in" draw:control="control10"/></text:p>
          </table:table-cell>
          <table:table-cell table:style-name="Table1.A1" office:value-type="string">
            <text:p text:style-name="P32"><text:span text:style-name="T22">ABR L</text:span><text:span text:style-name="T23">ISC #:</text:span> </text:p>
          </table:table-cell>
          <table:table-cell table:style-name="Table1.B1" table:number-columns-spanned="2" office:value-type="string">
            <text:p text:style-name="P30"><draw:control text:anchor-type="as-char" draw:z-index="10" draw:style-name="gr2" draw:text-style-name="P37" svg:width="0.8961in" svg:height="0.1598in" draw:control="control11"/></text:p>
          </table:table-cell>
          <table:covered-table-cell/>
          <table:table-cell table:style-name="Table1.F5" table:number-columns-spanned="3" office:value-type="string">
            <text:p text:style-name="P17"><text:s/><text:span text:style-name="T10">(Leave blank if purchasing at event)</text:span></text:p>
          </table:table-cell>
          <table:covered-table-cell/>
          <table:covered-table-cell/>
        </table:table-row>
        <table:table-row>
          <table:table-cell table:style-name="Table1.F5" office:value-type="string">
            <text:p text:style-name="P35"/>
          </table:table-cell>
          <table:table-cell table:style-name="Table1.B7" table:number-columns-spanned="7" office:value-type="string">
            <text:p text:style-name="P36">ABR sanctioned event, one day &amp; annual licenses can be purchased at the event.</text:p>
          </table:table-cell>
          <table:covered-table-cell/>
          <table:covered-table-cell/>
          <table:covered-table-cell/>
          <table:covered-table-cell/>
          <table:covered-table-cell/>
          <table:covered-table-cell/>
        </table:table-row>
      </table:table>
      <text:p text:style-name="P1"/>
      <text:section text:style-name="Sect1" text:name="Section1">
        <table:table table:name="Table2" table:style-name="Table2">
          <table:table-column table:style-name="Table2.A" table:number-columns-repeated="2"/>
          <table:table-row>
            <table:table-cell table:style-name="Table2.A1" table:number-columns-spanned="2" office:value-type="float" office:value="0">
              <text:p text:style-name="P33">AGE BASED CATEGORIES</text:p>
            </table:table-cell>
            <table:covered-table-cell/>
          </table:table-row>
          <table:table-row>
            <table:table-cell table:style-name="Table2.A2" office:value-type="float" office:value="0">
              <text:p text:style-name="P18">MEN</text:p>
            </table:table-cell>
            <table:table-cell table:style-name="Table2.B2" office:value-type="float" office:value="0">
              <text:p text:style-name="P18">WOMEN</text:p>
            </table:table-cell>
          </table:table-row>
          <table:table-row>
            <table:table-cell table:style-name="Table2.A3" office:value-type="float" office:value="0">
              <text:p text:style-name="P28"><draw:control text:anchor-type="as-char" draw:z-index="47" draw:style-name="gr3" draw:text-style-name="P38" svg:width="0.1205in" svg:height="0.1205in" draw:control="control48"/> <text:s/>Under 15</text:p>
            </table:table-cell>
            <table:table-cell table:style-name="Table2.B3" office:value-type="float" office:value="0">
              <text:p text:style-name="P28"><draw:control text:anchor-type="as-char" draw:z-index="62" draw:style-name="gr3" draw:text-style-name="P38" svg:width="0.1205in" svg:height="0.1205in" draw:control="control63"/> <text:s/>Under 15</text:p>
            </table:table-cell>
          </table:table-row>
          <table:table-row>
            <table:table-cell table:style-name="Table2.A4" office:value-type="float" office:value="0">
              <text:p text:style-name="P28"><draw:control text:anchor-type="as-char" draw:z-index="48" draw:style-name="gr3" draw:text-style-name="P38" svg:width="0.1205in" svg:height="0.1205in" draw:control="control49"/> <text:s/>15-19</text:p>
            </table:table-cell>
            <table:table-cell table:style-name="Table2.B4" office:value-type="float" office:value="0">
              <text:p text:style-name="P28"><draw:control text:anchor-type="as-char" draw:z-index="63" draw:style-name="gr3" draw:text-style-name="P38" svg:width="0.1205in" svg:height="0.1205in" draw:control="control64"/> <text:s/>15-19</text:p>
            </table:table-cell>
          </table:table-row>
          <table:table-row>
            <table:table-cell table:style-name="Table2.A5" office:value-type="float" office:value="0">
              <text:p text:style-name="P28"><draw:control text:anchor-type="as-char" draw:z-index="49" draw:style-name="gr3" draw:text-style-name="P38" svg:width="0.1205in" svg:height="0.1205in" draw:control="control50"/> <text:s/>20-24</text:p>
            </table:table-cell>
            <table:table-cell table:style-name="Table2.B5" office:value-type="float" office:value="0">
              <text:p text:style-name="P28"><draw:control text:anchor-type="as-char" draw:z-index="64" draw:style-name="gr3" draw:text-style-name="P38" svg:width="0.1205in" svg:height="0.1205in" draw:control="control65"/> <text:s/>20-24</text:p>
            </table:table-cell>
          </table:table-row>
          <table:table-row>
            <table:table-cell table:style-name="Table2.A6" office:value-type="float" office:value="0">
              <text:p text:style-name="P28"><draw:control text:anchor-type="as-char" draw:z-index="50" draw:style-name="gr3" draw:text-style-name="P38" svg:width="0.1205in" svg:height="0.1205in" draw:control="control51"/> <text:s/>25-29</text:p>
            </table:table-cell>
            <table:table-cell table:style-name="Table2.B6" office:value-type="float" office:value="0">
              <text:p text:style-name="P28"><draw:control text:anchor-type="as-char" draw:z-index="65" draw:style-name="gr3" draw:text-style-name="P38" svg:width="0.1205in" svg:height="0.1205in" draw:control="control66"/> <text:s/>25-29</text:p>
            </table:table-cell>
          </table:table-row>
          <table:table-row>
            <table:table-cell table:style-name="Table2.A7" office:value-type="float" office:value="0">
              <text:p text:style-name="P28"><draw:control text:anchor-type="as-char" draw:z-index="51" draw:style-name="gr3" draw:text-style-name="P38" svg:width="0.1205in" svg:height="0.1205in" draw:control="control52"/> <text:s/>30-34</text:p>
            </table:table-cell>
            <table:table-cell table:style-name="Table2.B7" office:value-type="float" office:value="0">
              <text:p text:style-name="P28"><draw:control text:anchor-type="as-char" draw:z-index="66" draw:style-name="gr3" draw:text-style-name="P38" svg:width="0.1205in" svg:height="0.1205in" draw:control="control67"/> <text:s/>30-34</text:p>
            </table:table-cell>
          </table:table-row>
          <table:table-row>
            <table:table-cell table:style-name="Table2.A8" office:value-type="float" office:value="0">
              <text:p text:style-name="P28"><draw:control text:anchor-type="as-char" draw:z-index="52" draw:style-name="gr3" draw:text-style-name="P38" svg:width="0.1205in" svg:height="0.1205in" draw:control="control53"/> <text:s/>35-39</text:p>
            </table:table-cell>
            <table:table-cell table:style-name="Table2.B8" office:value-type="float" office:value="0">
              <text:p text:style-name="P28"><draw:control text:anchor-type="as-char" draw:z-index="67" draw:style-name="gr3" draw:text-style-name="P38" svg:width="0.1205in" svg:height="0.1205in" draw:control="control68"/> <text:s/>35-39</text:p>
            </table:table-cell>
          </table:table-row>
          <table:table-row>
            <table:table-cell table:style-name="Table2.A9" office:value-type="float" office:value="0">
              <text:p text:style-name="P28"><draw:control text:anchor-type="as-char" draw:z-index="53" draw:style-name="gr3" draw:text-style-name="P38" svg:width="0.1205in" svg:height="0.1205in" draw:control="control54"/> <text:s/>40-44</text:p>
            </table:table-cell>
            <table:table-cell table:style-name="Table2.B9" office:value-type="float" office:value="0">
              <text:p text:style-name="P28"><draw:control text:anchor-type="as-char" draw:z-index="68" draw:style-name="gr3" draw:text-style-name="P38" svg:width="0.1205in" svg:height="0.1205in" draw:control="control69"/> <text:s/>40-44</text:p>
            </table:table-cell>
          </table:table-row>
          <table:table-row>
            <table:table-cell table:style-name="Table2.A10" office:value-type="float" office:value="0">
              <text:p text:style-name="P28"><draw:control text:anchor-type="as-char" draw:z-index="54" draw:style-name="gr3" draw:text-style-name="P38" svg:width="0.1205in" svg:height="0.1205in" draw:control="control55"/> <text:s/>45-49</text:p>
            </table:table-cell>
            <table:table-cell table:style-name="Table2.B10" office:value-type="float" office:value="0">
              <text:p text:style-name="P28"><draw:control text:anchor-type="as-char" draw:z-index="69" draw:style-name="gr3" draw:text-style-name="P38" svg:width="0.1205in" svg:height="0.1205in" draw:control="control70"/> <text:s/>45-49</text:p>
            </table:table-cell>
          </table:table-row>
          <table:table-row>
            <table:table-cell table:style-name="Table2.A11" office:value-type="float" office:value="0">
              <text:p text:style-name="P28"><draw:control text:anchor-type="as-char" draw:z-index="55" draw:style-name="gr3" draw:text-style-name="P38" svg:width="0.1205in" svg:height="0.1205in" draw:control="control56"/> <text:s/>50-54</text:p>
            </table:table-cell>
            <table:table-cell table:style-name="Table2.B11" office:value-type="float" office:value="0">
              <text:p text:style-name="P28"><draw:control text:anchor-type="as-char" draw:z-index="70" draw:style-name="gr3" draw:text-style-name="P38" svg:width="0.1205in" svg:height="0.1205in" draw:control="control71"/> <text:s/>50-54</text:p>
            </table:table-cell>
          </table:table-row>
          <table:table-row>
            <table:table-cell table:style-name="Table2.A12" office:value-type="float" office:value="0">
              <text:p text:style-name="P28"><draw:control text:anchor-type="as-char" draw:z-index="56" draw:style-name="gr3" draw:text-style-name="P38" svg:width="0.1205in" svg:height="0.1205in" draw:control="control57"/> <text:s/>55-59</text:p>
            </table:table-cell>
            <table:table-cell table:style-name="Table2.B12" office:value-type="float" office:value="0">
              <text:p text:style-name="P28"><draw:control text:anchor-type="as-char" draw:z-index="71" draw:style-name="gr3" draw:text-style-name="P38" svg:width="0.1205in" svg:height="0.1205in" draw:control="control72"/> <text:s/>55-59</text:p>
            </table:table-cell>
          </table:table-row>
          <table:table-row>
            <table:table-cell table:style-name="Table2.A13" office:value-type="float" office:value="0">
              <text:p text:style-name="P28"><draw:control text:anchor-type="as-char" draw:z-index="57" draw:style-name="gr3" draw:text-style-name="P38" svg:width="0.1205in" svg:height="0.1205in" draw:control="control58"/> <text:s/>60-64</text:p>
            </table:table-cell>
            <table:table-cell table:style-name="Table2.B13" office:value-type="float" office:value="0">
              <text:p text:style-name="P28"><draw:control text:anchor-type="as-char" draw:z-index="72" draw:style-name="gr3" draw:text-style-name="P38" svg:width="0.1205in" svg:height="0.1205in" draw:control="control73"/> <text:s/>60-64</text:p>
            </table:table-cell>
          </table:table-row>
          <table:table-row>
            <table:table-cell table:style-name="Table2.A14" office:value-type="float" office:value="0">
              <text:p text:style-name="P28"><draw:control text:anchor-type="as-char" draw:z-index="58" draw:style-name="gr3" draw:text-style-name="P38" svg:width="0.1205in" svg:height="0.1205in" draw:control="control59"/> <text:s/>65-69</text:p>
            </table:table-cell>
            <table:table-cell table:style-name="Table2.B14" office:value-type="float" office:value="0">
              <text:p text:style-name="P28"><draw:control text:anchor-type="as-char" draw:z-index="73" draw:style-name="gr3" draw:text-style-name="P38" svg:width="0.1205in" svg:height="0.1205in" draw:control="control74"/> <text:s/>65-69</text:p>
            </table:table-cell>
          </table:table-row>
          <table:table-row>
            <table:table-cell table:style-name="Table2.A15" office:value-type="float" office:value="0">
              <text:p text:style-name="P28"><draw:control text:anchor-type="as-char" draw:z-index="59" draw:style-name="gr3" draw:text-style-name="P38" svg:width="0.1205in" svg:height="0.1205in" draw:control="control60"/> <text:s/>70-74</text:p>
            </table:table-cell>
            <table:table-cell table:style-name="Table2.B15" office:value-type="float" office:value="0">
              <text:p text:style-name="P28"><draw:control text:anchor-type="as-char" draw:z-index="74" draw:style-name="gr3" draw:text-style-name="P38" svg:width="0.1205in" svg:height="0.1205in" draw:control="control75"/> <text:s/>70-74</text:p>
            </table:table-cell>
          </table:table-row>
          <table:table-row>
            <table:table-cell table:style-name="Table2.A16" office:value-type="float" office:value="0">
              <text:p text:style-name="P28"><draw:control text:anchor-type="as-char" draw:z-index="60" draw:style-name="gr3" draw:text-style-name="P38" svg:width="0.1205in" svg:height="0.1205in" draw:control="control61"/> <text:s/>75-79</text:p>
            </table:table-cell>
            <table:table-cell table:style-name="Table2.B16" office:value-type="float" office:value="0">
              <text:p text:style-name="P28"><draw:control text:anchor-type="as-char" draw:z-index="75" draw:style-name="gr3" draw:text-style-name="P38" svg:width="0.1205in" svg:height="0.1205in" draw:control="control76"/> <text:s/>75-79</text:p>
            </table:table-cell>
          </table:table-row>
          <table:table-row>
            <table:table-cell table:style-name="Table2.A17" office:value-type="float" office:value="0">
              <text:p text:style-name="P28"><draw:control text:anchor-type="as-char" draw:z-index="61" draw:style-name="gr3" draw:text-style-name="P38" svg:width="0.1205in" svg:height="0.1205in" draw:control="control62"/> <text:s/>80-<text:span text:style-name="T35">84</text:span></text:p>
            </table:table-cell>
            <table:table-cell table:style-name="Table2.B17" office:value-type="float" office:value="0">
              <text:p text:style-name="P28"><draw:control text:anchor-type="as-char" draw:z-index="76" draw:style-name="gr3" draw:text-style-name="P38" svg:width="0.1205in" svg:height="0.1205in" draw:control="control77"/> <text:s/>80-<text:span text:style-name="T35">84</text:span></text:p>
            </table:table-cell>
          </table:table-row>
          <table:table-row>
            <table:table-cell table:style-name="Table2.A18" office:value-type="float" office:value="0">
              <text:p text:style-name="P28"><draw:control text:anchor-type="as-char" draw:z-index="84" draw:style-name="gr3" draw:text-style-name="P38" svg:width="0.1205in" svg:height="0.1205in" draw:control="control85"/> <text:s/>8<text:span text:style-name="T35">5-89</text:span></text:p>
            </table:table-cell>
            <table:table-cell table:style-name="Table2.B18" office:value-type="float" office:value="0">
              <text:p text:style-name="P28"><draw:control text:anchor-type="as-char" draw:z-index="85" draw:style-name="gr3" draw:text-style-name="P38" svg:width="0.1205in" svg:height="0.1205in" draw:control="control86"/> <text:s/>8<text:span text:style-name="T35">5-89</text:span></text:p>
            </table:table-cell>
          </table:table-row>
          <table:table-row>
            <table:table-cell table:style-name="Table2.A19" office:value-type="float" office:value="0">
              <text:p text:style-name="P28"><draw:control text:anchor-type="as-char" draw:z-index="86" draw:style-name="gr3" draw:text-style-name="P38" svg:width="0.1205in" svg:height="0.1205in" draw:control="control87"/> <text:s/><text:span text:style-name="T35">90+</text:span></text:p>
            </table:table-cell>
            <table:table-cell table:style-name="Table2.B19" office:value-type="float" office:value="0">
              <text:p text:style-name="P28"><draw:control text:anchor-type="as-char" draw:z-index="87" draw:style-name="gr3" draw:text-style-name="P38" svg:width="0.1205in" svg:height="0.1205in" draw:control="control88"/> <text:s/><text:span text:style-name="T35">90+</text:span></text:p>
            </table:table-cell>
          </table:table-row>
          <table:table-row table:style-name="Table2.20">
            <table:table-cell table:style-name="Table2.A20" table:number-columns-spanned="2" office:value-type="float" office:value="0">
              <text:p text:style-name="P33">*ABILITY BASED CATEGORIES</text:p>
            </table:table-cell>
            <table:covered-table-cell/>
          </table:table-row>
          <table:table-row table:style-name="Table2.20">
            <table:table-cell table:style-name="Table2.A21" office:value-type="float" office:value="0">
              <text:p text:style-name="P18">MEN OPEN</text:p>
            </table:table-cell>
            <table:table-cell table:style-name="Table2.A21" office:value-type="float" office:value="0">
              <text:p text:style-name="P18">WOMEN OPEN</text:p>
            </table:table-cell>
          </table:table-row>
          <table:table-row>
            <table:table-cell table:style-name="Table2.A22" office:value-type="float" office:value="0">
              <text:p text:style-name="P28"><draw:control text:anchor-type="as-char" draw:z-index="77" draw:style-name="gr3" draw:text-style-name="P38" svg:width="0.1205in" svg:height="0.1205in" draw:control="control78"/> <text:s/>1/2</text:p>
            </table:table-cell>
            <table:table-cell table:style-name="Table2.B22" office:value-type="float" office:value="0">
              <text:p text:style-name="P28"><draw:control text:anchor-type="as-char" draw:z-index="80" draw:style-name="gr3" draw:text-style-name="P38" svg:width="0.1205in" svg:height="0.1205in" draw:control="control81"/> <text:s/>1/2</text:p>
            </table:table-cell>
          </table:table-row>
          <table:table-row>
            <table:table-cell table:style-name="Table2.A23" office:value-type="float" office:value="0">
              <text:p text:style-name="P28"><text:span text:style-name="T26"><draw:control text:anchor-type="as-char" draw:z-index="78" draw:style-name="gr3" draw:text-style-name="P38" svg:width="0.1205in" svg:height="0.1205in" draw:control="control79"/></text:span><text:span text:style-name="T26"> <text:s/>3</text:span></text:p>
            </table:table-cell>
            <table:table-cell table:style-name="Table2.B23" office:value-type="float" office:value="0">
              <text:p text:style-name="P28"><text:span text:style-name="T26"><draw:control text:anchor-type="as-char" draw:z-index="81" draw:style-name="gr3" draw:text-style-name="P38" svg:width="0.1205in" svg:height="0.1205in" draw:control="control82"/></text:span><text:span text:style-name="T26"> <text:s/>3</text:span></text:p>
            </table:table-cell>
          </table:table-row>
          <table:table-row>
            <table:table-cell table:style-name="Table2.A24" office:value-type="float" office:value="0">
              <text:p text:style-name="P28"><text:span text:style-name="T26"><draw:control text:anchor-type="as-char" draw:z-index="79" draw:style-name="gr3" draw:text-style-name="P38" svg:width="0.1205in" svg:height="0.1205in" draw:control="control80"/></text:span><text:span text:style-name="T26"> <text:s/>4</text:span></text:p>
            </table:table-cell>
            <table:table-cell table:style-name="Table2.B24" office:value-type="float" office:value="0">
              <text:p text:style-name="P28"><text:span text:style-name="T26"><draw:control text:anchor-type="as-char" draw:z-index="82" draw:style-name="gr3" draw:text-style-name="P38" svg:width="0.1205in" svg:height="0.1205in" draw:control="control83"/></text:span><text:span text:style-name="T26"> <text:s/>4</text:span></text:p>
            </table:table-cell>
          </table:table-row>
          <table:table-row>
            <table:table-cell table:style-name="Table2.B2" table:number-columns-spanned="2" office:value-type="float" office:value="0">
              <text:p text:style-name="P20">THE FINE PRINT</text:p>
            </table:table-cell>
            <table:covered-table-cell/>
          </table:table-row>
          <table:table-row>
            <table:table-cell table:style-name="Table2.A26" table:number-columns-spanned="2" office:value-type="float" office:value="0">
              <text:p text:style-name="P31"><text:span text:style-name="T25">*</text:span><text:span text:style-name="T3"> </text:span><text:span text:style-name="T17">RECUMBENTS</text:span><text:span text:style-name="T16"> MEN &amp; WOMEN – JOHN FRASER EVENT ONLY</text:span></text:p>
            </table:table-cell>
            <table:covered-table-cell/>
          </table:table-row>
        </table:table>
        <text:p text:style-name="P1"/>
        <table:table table:name="Table4" table:style-name="Table4">
          <table:table-column table:style-name="Table4.A"/>
          <table:table-column table:style-name="Table4.B"/>
          <table:table-column table:style-name="Table4.C"/>
          <table:table-column table:style-name="Table4.D"/>
          <table:table-column table:style-name="Table4.E" table:number-columns-repeated="2"/>
          <table:table-row>
            <table:table-cell table:style-name="Table4.A1" table:number-columns-spanned="6" office:value-type="string">
              <text:p text:style-name="P20"><text:span text:style-name="T22">E</text:span>NTER <text:span text:style-name="T22">C</text:span>ATEGORY <text:span text:style-name="T22">H</text:span>ERE</text:p>
            </table:table-cell>
            <table:covered-table-cell/>
            <table:covered-table-cell/>
            <table:covered-table-cell/>
            <table:covered-table-cell/>
            <table:covered-table-cell/>
          </table:table-row>
          <table:table-row>
            <table:table-cell table:style-name="Table4.A2" table:number-columns-spanned="2" office:value-type="string">
              <text:p text:style-name="P20">1<text:span text:style-name="T4">st</text:span> Race</text:p>
              <text:p text:style-name="P20">“PRIMARY CAT”</text:p>
            </table:table-cell>
            <table:covered-table-cell/>
            <table:table-cell table:style-name="Table4.C2" table:number-columns-spanned="4" office:value-type="string">
              <text:p text:style-name="P20">2<text:span text:style-name="T4">nd</text:span> Race</text:p>
              <text:p text:style-name="P20">“SECOND CAT”</text:p>
            </table:table-cell>
            <table:covered-table-cell/>
            <table:covered-table-cell/>
            <table:covered-table-cell/>
          </table:table-row>
          <table:table-row>
            <table:table-cell table:style-name="Table4.A18" table:number-columns-spanned="2" office:value-type="string">
              <text:p text:style-name="P23"><draw:control text:anchor-type="as-char" draw:z-index="11" draw:style-name="gr2" draw:text-style-name="P37" svg:width="1.8024in" svg:height="0.1598in" draw:control="control12"/></text:p>
            </table:table-cell>
            <table:covered-table-cell/>
            <table:table-cell table:style-name="Table4.C3" table:number-columns-spanned="4" office:value-type="string">
              <text:p text:style-name="P23"><draw:control text:anchor-type="as-char" draw:z-index="12" draw:style-name="gr2" draw:text-style-name="P37" svg:width="1.7921in" svg:height="0.1598in" draw:control="control13"/></text:p>
            </table:table-cell>
            <table:covered-table-cell/>
            <table:covered-table-cell/>
            <table:covered-table-cell/>
          </table:table-row>
          <table:table-row>
            <table:table-cell table:style-name="Table4.A18" table:number-columns-spanned="2" office:value-type="string">
              <text:p text:style-name="P23">RACE</text:p>
              <text:p text:style-name="P23">*Please Check Date(s)*</text:p>
            </table:table-cell>
            <table:covered-table-cell/>
            <table:table-cell table:style-name="Table4.C4" table:number-columns-spanned="2" office:value-type="string">
              <text:p text:style-name="P23">DATE</text:p>
              <text:p text:style-name="P23">(<text:span text:style-name="T26">2016</text:span>)</text:p>
            </table:table-cell>
            <table:covered-table-cell/>
            <table:table-cell table:style-name="Table4.E4" table:number-columns-spanned="2" office:value-type="string">
              <text:p text:style-name="P23">EVENT</text:p>
              <text:p text:style-name="P23">SITE</text:p>
            </table:table-cell>
            <table:covered-table-cell/>
          </table:table-row>
          <table:table-row>
            <table:table-cell table:style-name="Table4.A16" office:value-type="string">
              <text:p text:style-name="P12"><draw:control text:anchor-type="as-char" draw:z-index="15" draw:style-name="gr3" draw:text-style-name="P38" svg:width="0.1205in" svg:height="0.1205in" draw:control="control16"/></text:p>
            </table:table-cell>
            <table:table-cell table:style-name="Table4.B5" office:value-type="string">
              <text:p text:style-name="P24"><text:span text:style-name="T35">Indoor </text:span>TT #1 “<text:span text:style-name="T31">Rolling</text:span> 10k”</text:p>
            </table:table-cell>
            <table:table-cell table:style-name="Table4.C5" table:number-columns-spanned="2" office:value-type="string">
              <text:p text:style-name="P23">Sun. 1/<text:span text:style-name="T30">10</text:span></text:p>
            </table:table-cell>
            <table:covered-table-cell/>
            <table:table-cell table:style-name="Table4.E5" table:number-columns-spanned="2" office:value-type="string">
              <text:p text:style-name="P23"><text:span text:style-name="T26">Winfield</text:span>, IL</text:p>
            </table:table-cell>
            <table:covered-table-cell/>
          </table:table-row>
          <table:table-row>
            <table:table-cell table:style-name="Table4.A16" office:value-type="string">
              <text:p text:style-name="P12"><draw:control text:anchor-type="as-char" draw:z-index="16" draw:style-name="gr3" draw:text-style-name="P38" svg:width="0.1205in" svg:height="0.1205in" draw:control="control17"/></text:p>
            </table:table-cell>
            <table:table-cell table:style-name="Table4.B6" office:value-type="string">
              <text:p text:style-name="P24"><text:span text:style-name="T35">Indoor </text:span>TT #2 “<text:span text:style-name="T31">Downhill 10k</text:span>”</text:p>
            </table:table-cell>
            <table:table-cell table:style-name="Table4.C6" table:number-columns-spanned="2" office:value-type="string">
              <text:p text:style-name="P23">Sun. <text:span text:style-name="T33">1</text:span>/<text:span text:style-name="T33">31</text:span></text:p>
            </table:table-cell>
            <table:covered-table-cell/>
            <table:table-cell table:style-name="Table4.E6" table:number-columns-spanned="2" office:value-type="string">
              <text:p text:style-name="P23"><text:span text:style-name="T26">Winfield</text:span>, IL</text:p>
            </table:table-cell>
            <table:covered-table-cell/>
          </table:table-row>
          <table:table-row>
            <table:table-cell table:style-name="Table4.A16" office:value-type="string">
              <text:p text:style-name="P12"><draw:control text:anchor-type="as-char" draw:z-index="17" draw:style-name="gr3" draw:text-style-name="P38" svg:width="0.1205in" svg:height="0.1205in" draw:control="control18"/></text:p>
            </table:table-cell>
            <table:table-cell table:style-name="Table4.B7" office:value-type="string">
              <text:p text:style-name="P24"><text:span text:style-name="T35">Indoor </text:span>TT #3 “<text:span text:style-name="T31">Rolling 10k</text:span>”</text:p>
            </table:table-cell>
            <table:table-cell table:style-name="Table4.C7" table:number-columns-spanned="2" office:value-type="string">
              <text:p text:style-name="P23"><text:span text:style-name="T31">Sun</text:span>. <text:span text:style-name="T30">2</text:span>/<text:span text:style-name="T26">21</text:span></text:p>
            </table:table-cell>
            <table:covered-table-cell/>
            <table:table-cell table:style-name="Table4.E7" table:number-columns-spanned="2" office:value-type="string">
              <text:p text:style-name="P23"><text:span text:style-name="T26">Winfield</text:span>, IL</text:p>
            </table:table-cell>
            <table:covered-table-cell/>
          </table:table-row>
          <table:table-row>
            <table:table-cell table:style-name="Table4.A16" office:value-type="string">
              <text:p text:style-name="P13"><draw:control text:anchor-type="as-char" draw:z-index="83" draw:style-name="gr3" draw:text-style-name="P38" svg:width="0.1205in" svg:height="0.1205in" draw:control="control84"/></text:p>
            </table:table-cell>
            <table:table-cell table:style-name="Table4.B9" office:value-type="string">
              <text:p text:style-name="P25"><text:span text:style-name="T35">Indoor </text:span>TT #4 “<text:span text:style-name="T31">Downhill 10k</text:span>”</text:p>
            </table:table-cell>
            <table:table-cell table:style-name="Table4.C9" table:number-columns-spanned="2" office:value-type="string">
              <text:p text:style-name="P26">S<text:span text:style-name="T31">at</text:span>. 3/1<text:span text:style-name="T34">2</text:span></text:p>
            </table:table-cell>
            <table:covered-table-cell/>
            <table:table-cell table:style-name="Table4.E9" table:number-columns-spanned="2" office:value-type="string">
              <text:p text:style-name="P26">Winfield, IL</text:p>
            </table:table-cell>
            <table:covered-table-cell/>
          </table:table-row>
          <table:table-row>
            <table:table-cell table:style-name="Table4.A16" office:value-type="string">
              <text:p text:style-name="P12"><draw:control text:anchor-type="as-char" draw:z-index="18" draw:style-name="gr3" draw:text-style-name="P38" svg:width="0.1205in" svg:height="0.1205in" draw:control="control19"/></text:p>
            </table:table-cell>
            <table:table-cell table:style-name="Table4.B9" office:value-type="string">
              <text:p text:style-name="P24"><text:span text:style-name="T35">Outdoor </text:span>TT #<text:span text:style-name="T35">5</text:span> “John Fraser”</text:p>
            </table:table-cell>
            <table:table-cell table:style-name="Table4.C9" table:number-columns-spanned="2" office:value-type="string">
              <text:p text:style-name="P23">Sun. 4/<text:span text:style-name="T32">10</text:span></text:p>
            </table:table-cell>
            <table:covered-table-cell/>
            <table:table-cell table:style-name="Table4.E9" table:number-columns-spanned="2" office:value-type="string">
              <text:p text:style-name="P23">Maple Park, IL</text:p>
            </table:table-cell>
            <table:covered-table-cell/>
          </table:table-row>
          <table:table-row>
            <table:table-cell table:style-name="Table4.C2" table:number-columns-spanned="6" office:value-type="string">
              <text:p text:style-name="P20"><text:span text:style-name="T22">D</text:span>ESIRED <text:span text:style-name="T22">S</text:span>TART <text:span text:style-name="T22">T</text:span>IME</text:p>
              <text:p text:style-name="P20">*Please Check One in Each Column*</text:p>
            </table:table-cell>
            <table:covered-table-cell/>
            <table:covered-table-cell/>
            <table:covered-table-cell/>
            <table:covered-table-cell/>
            <table:covered-table-cell/>
          </table:table-row>
          <table:table-row>
            <table:table-cell table:style-name="Table4.A18" table:number-columns-spanned="2" office:value-type="string">
              <text:p text:style-name="P20">1<text:span text:style-name="T4">st</text:span> Choice</text:p>
            </table:table-cell>
            <table:covered-table-cell/>
            <table:table-cell table:style-name="Table4.C11" table:number-columns-spanned="4" office:value-type="string">
              <text:p text:style-name="P20">2<text:span text:style-name="T4">nd</text:span> Choice</text:p>
            </table:table-cell>
            <table:covered-table-cell/>
            <table:covered-table-cell/>
            <table:covered-table-cell/>
          </table:table-row>
          <table:table-row>
            <table:table-cell table:style-name="Table4.A16" office:value-type="string">
              <text:p text:style-name="P12"><draw:control text:anchor-type="as-char" draw:z-index="19" draw:style-name="gr3" draw:text-style-name="P38" svg:width="0.1205in" svg:height="0.1205in" draw:control="control20"/></text:p>
            </table:table-cell>
            <table:table-cell table:style-name="Table4.B12" office:value-type="string">
              <text:p text:style-name="P23">9:30 or earlier</text:p>
            </table:table-cell>
            <table:table-cell table:style-name="Table4.C12" office:value-type="string">
              <text:p text:style-name="P12"><draw:control text:anchor-type="as-char" draw:z-index="24" draw:style-name="gr3" draw:text-style-name="P38" svg:width="0.1205in" svg:height="0.1205in" draw:control="control25"/></text:p>
            </table:table-cell>
            <table:table-cell table:style-name="Table4.D12" table:number-columns-spanned="3" office:value-type="string">
              <text:p text:style-name="P23">9:30 or earlier</text:p>
            </table:table-cell>
            <table:covered-table-cell/>
            <table:covered-table-cell/>
          </table:table-row>
          <table:table-row>
            <table:table-cell table:style-name="Table4.A16" office:value-type="string">
              <text:p text:style-name="P12"><draw:control text:anchor-type="as-char" draw:z-index="20" draw:style-name="gr3" draw:text-style-name="P38" svg:width="0.1205in" svg:height="0.1205in" draw:control="control21"/></text:p>
            </table:table-cell>
            <table:table-cell table:style-name="Table4.B13" office:value-type="string">
              <text:p text:style-name="P23">9:30 to 11:00</text:p>
            </table:table-cell>
            <table:table-cell table:style-name="Table4.C13" office:value-type="string">
              <text:p text:style-name="P12"><draw:control text:anchor-type="as-char" draw:z-index="25" draw:style-name="gr3" draw:text-style-name="P38" svg:width="0.1205in" svg:height="0.1205in" draw:control="control26"/></text:p>
            </table:table-cell>
            <table:table-cell table:style-name="Table4.D13" table:number-columns-spanned="3" office:value-type="string">
              <text:p text:style-name="P23">9:30 to 11:00</text:p>
            </table:table-cell>
            <table:covered-table-cell/>
            <table:covered-table-cell/>
          </table:table-row>
          <table:table-row>
            <table:table-cell table:style-name="Table4.A16" office:value-type="string">
              <text:p text:style-name="P12"><draw:control text:anchor-type="as-char" draw:z-index="21" draw:style-name="gr3" draw:text-style-name="P38" svg:width="0.1205in" svg:height="0.1205in" draw:control="control22"/></text:p>
            </table:table-cell>
            <table:table-cell table:style-name="Table4.B14" office:value-type="string">
              <text:p text:style-name="P23">11:00 to 1:00</text:p>
            </table:table-cell>
            <table:table-cell table:style-name="Table4.C14" office:value-type="string">
              <text:p text:style-name="P12"><draw:control text:anchor-type="as-char" draw:z-index="26" draw:style-name="gr3" draw:text-style-name="P38" svg:width="0.1205in" svg:height="0.1205in" draw:control="control27"/></text:p>
            </table:table-cell>
            <table:table-cell table:style-name="Table4.D14" table:number-columns-spanned="3" office:value-type="string">
              <text:p text:style-name="P23">11:00 to 1:00</text:p>
            </table:table-cell>
            <table:covered-table-cell/>
            <table:covered-table-cell/>
          </table:table-row>
          <table:table-row>
            <table:table-cell table:style-name="Table4.A16" office:value-type="string">
              <text:p text:style-name="P12"><draw:control text:anchor-type="as-char" draw:z-index="22" draw:style-name="gr3" draw:text-style-name="P38" svg:width="0.1205in" svg:height="0.1205in" draw:control="control23"/></text:p>
            </table:table-cell>
            <table:table-cell table:style-name="Table4.B15" office:value-type="string">
              <text:p text:style-name="P23">1:00 to 2:30</text:p>
            </table:table-cell>
            <table:table-cell table:style-name="Table4.C15" office:value-type="string">
              <text:p text:style-name="P12"><draw:control text:anchor-type="as-char" draw:z-index="27" draw:style-name="gr3" draw:text-style-name="P38" svg:width="0.1205in" svg:height="0.1205in" draw:control="control28"/></text:p>
            </table:table-cell>
            <table:table-cell table:style-name="Table4.D15" table:number-columns-spanned="3" office:value-type="string">
              <text:p text:style-name="P23">1:00 to 2:30</text:p>
            </table:table-cell>
            <table:covered-table-cell/>
            <table:covered-table-cell/>
          </table:table-row>
          <table:table-row>
            <table:table-cell table:style-name="Table4.A16" office:value-type="string">
              <text:p text:style-name="P12"><draw:control text:anchor-type="as-char" draw:z-index="23" draw:style-name="gr3" draw:text-style-name="P38" svg:width="0.1205in" svg:height="0.1205in" draw:control="control24"/></text:p>
            </table:table-cell>
            <table:table-cell table:style-name="Table4.B16" office:value-type="string">
              <text:p text:style-name="P23">After 2:30 <text:span text:style-name="T24">(if available)</text:span></text:p>
            </table:table-cell>
            <table:table-cell table:style-name="Table4.C16" office:value-type="string">
              <text:p text:style-name="P12"><draw:control text:anchor-type="as-char" draw:z-index="28" draw:style-name="gr3" draw:text-style-name="P38" svg:width="0.1205in" svg:height="0.1205in" draw:control="control29"/></text:p>
            </table:table-cell>
            <table:table-cell table:style-name="Table4.D16" table:number-columns-spanned="3" office:value-type="string">
              <text:p text:style-name="P23">After 2:30 <text:span text:style-name="T24">(if available)</text:span></text:p>
            </table:table-cell>
            <table:covered-table-cell/>
            <table:covered-table-cell/>
          </table:table-row>
          <table:table-row>
            <table:table-cell table:style-name="Table4.C2" table:number-columns-spanned="6" office:value-type="string">
              <text:p text:style-name="P20"><text:span text:style-name="T22">2</text:span><text:span text:style-name="T6">nd</text:span> <text:span text:style-name="T22">C</text:span>ATEGORY <text:span text:style-name="T22">R</text:span>ACERS <text:span text:style-name="T22">O</text:span>NLY</text:p>
            </table:table-cell>
            <table:covered-table-cell/>
            <table:covered-table-cell/>
            <table:covered-table-cell/>
            <table:covered-table-cell/>
            <table:covered-table-cell/>
          </table:table-row>
          <table:table-row table:style-name="Table4.18">
            <table:table-cell table:style-name="Table4.A18" table:number-columns-spanned="2" office:value-type="string">
              <text:p text:style-name="P23">Desired Amount of minutes between 2 start times</text:p>
            </table:table-cell>
            <table:covered-table-cell/>
            <table:table-cell table:style-name="Table4.C18" table:number-columns-spanned="3" office:value-type="string">
              <text:p text:style-name="P23"><draw:control text:anchor-type="as-char" draw:z-index="14" draw:style-name="gr2" draw:text-style-name="P37" svg:width="1.3335in" svg:height="0.1598in" draw:control="control15"/></text:p>
            </table:table-cell>
            <table:covered-table-cell/>
            <table:covered-table-cell/>
            <table:table-cell table:style-name="Table4.F18" office:value-type="string">
              <text:p text:style-name="P23">Min.</text:p>
            </table:table-cell>
          </table:table-row>
          <table:table-row>
            <table:table-cell table:style-name="Table4.C2" table:number-columns-spanned="6" office:value-type="string">
              <text:p text:style-name="P20">Specific Start Time (If younger than 15, please indicate if you'd like to race 5k or 10k)</text:p>
            </table:table-cell>
            <table:covered-table-cell/>
            <table:covered-table-cell/>
            <table:covered-table-cell/>
            <table:covered-table-cell/>
            <table:covered-table-cell/>
          </table:table-row>
          <table:table-row table:style-name="Table4.20">
            <table:table-cell table:style-name="Table4.A20" table:number-columns-spanned="6" office:value-type="string">
              <text:p text:style-name="P23"><draw:control text:anchor-type="as-char" draw:z-index="13" draw:style-name="gr2" draw:text-style-name="P37" svg:width="3.6461in" svg:height="0.426in" draw:control="control14"/></text:p>
            </table:table-cell>
            <table:covered-table-cell/>
            <table:covered-table-cell/>
            <table:covered-table-cell/>
            <table:covered-table-cell/>
            <table:covered-table-cell/>
          </table:table-row>
        </table:table>
        <text:p text:style-name="P1"/>
      </text:section>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9">F<text:span text:style-name="T23">EES</text:span></text:p>
          </table:table-cell>
          <table:covered-table-cell/>
          <table:covered-table-cell/>
          <table:covered-table-cell/>
        </table:table-row>
        <table:table-row>
          <table:table-cell table:style-name="Table3.A2" office:value-type="string">
            <text:p text:style-name="P22">NUMBER OF RACES</text:p>
          </table:table-cell>
          <table:table-cell table:style-name="Table3.B2" office:value-type="string">
            <text:p text:style-name="P22"><draw:control text:anchor-type="as-char" draw:z-index="29" draw:style-name="gr2" draw:text-style-name="P37" svg:width="1.0213in" svg:height="0.1406in" draw:control="control30"/></text:p>
          </table:table-cell>
          <table:table-cell table:style-name="Table3.B2" office:value-type="string">
            <text:p text:style-name="P22">x $25 per race <text:span text:style-name="T1">(18 and younger $1</text:span><text:span text:style-name="T2">5</text:span><text:span text:style-name="T1">)</text:span></text:p>
          </table:table-cell>
          <table:table-cell table:style-name="Table3.D2" table:number-rows-spanned="2" office:value-type="string">
            <text:p text:style-name="P16"><text:s/>=<draw:control text:anchor-type="as-char" draw:z-index="31" draw:style-name="gr2" draw:text-style-name="P37" svg:width="2.1406in" svg:height="0.1598in" draw:control="control32"/></text:p>
          </table:table-cell>
        </table:table-row>
        <table:table-row>
          <table:table-cell table:style-name="Table3.A3" table:number-columns-spanned="3" office:value-type="string">
            <text:p text:style-name="P27">add $<text:span text:style-name="T28">5</text:span> late fee if postmarked within one week of an event ** See Discount Below **</text:p>
          </table:table-cell>
          <table:covered-table-cell/>
          <table:covered-table-cell/>
          <table:covered-table-cell/>
        </table:table-row>
        <table:table-row>
          <table:table-cell table:style-name="Table3.A4" office:value-type="string">
            <text:p text:style-name="P21">2<text:span text:style-name="T4">nd</text:span> RACES OF DAY</text:p>
          </table:table-cell>
          <table:table-cell table:style-name="Table3.B4" office:value-type="string">
            <text:p text:style-name="P21"><draw:control text:anchor-type="as-char" draw:z-index="30" draw:style-name="gr2" draw:text-style-name="P37" svg:width="1.0205in" svg:height="0.1567in" draw:control="control31"/></text:p>
          </table:table-cell>
          <table:table-cell table:style-name="Table3.B4" office:value-type="string">
            <text:p text:style-name="P21">x $1<text:span text:style-name="T27">5</text:span> per race</text:p>
            <text:p text:style-name="P21">**See Discount Below**</text:p>
          </table:table-cell>
          <table:table-cell table:style-name="Table3.D2" office:value-type="string">
            <text:p text:style-name="P16"><text:s/>=<draw:control text:anchor-type="as-char" draw:z-index="32" draw:style-name="gr2" draw:text-style-name="P37" svg:width="2.1406in" svg:height="0.1406in" draw:control="control33"/></text:p>
          </table:table-cell>
        </table:table-row>
        <table:table-row>
          <table:table-cell table:style-name="Table3.A5" table:number-columns-spanned="3" office:value-type="string">
            <text:p text:style-name="P17">Series Discount Deal!!<text:span text:style-name="T8"> Register </text:span>NOW<text:span text:style-name="T8"> for all </text:span><text:span text:style-name="T9">5</text:span><text:span text:style-name="T8"> races for just $</text:span><text:span text:style-name="T9">110</text:span><text:span text:style-name="T8">, 18 and younger race all </text:span><text:span text:style-name="T9">5</text:span><text:span text:style-name="T8"> for $</text:span><text:span text:style-name="T9">65</text:span><text:span text:style-name="T8">; Race 2</text:span><text:span text:style-name="T5">nd</text:span><text:span text:style-name="T8"> Category at ALL </text:span><text:span text:style-name="T9">5</text:span><text:span text:style-name="T8"> races </text:span>NOW<text:span text:style-name="T8"> for $15 per race ($</text:span><text:span text:style-name="T9">75</text:span><text:span text:style-name="T8">) </text:span>TOTAL</text:p>
          </table:table-cell>
          <table:covered-table-cell/>
          <table:covered-table-cell/>
          <table:table-cell table:style-name="Table3.D2" office:value-type="string">
            <text:p text:style-name="P16"><text:s/>=<draw:control text:anchor-type="as-char" svg:y="-0.1291in" draw:z-index="33" draw:style-name="gr4" draw:text-style-name="P37" svg:width="2.1358in" svg:height="0.1406in" draw:control="control34"/></text:p>
          </table:table-cell>
        </table:table-row>
      </table:table>
      <text:p text:style-name="P7">To register for the 2016 ABD TT Series send completed form along with check or money order payable to:</text:p>
      <text:p text:style-name="P11">ABD Cycle Club, <text:span text:style-name="T26">27W181 Geneva Road</text:span>, <text:span text:style-name="T26">Winfield</text:span>, IL 601<text:span text:style-name="T26">90</text:span></text:p>
      <text:p text:style-name="P6">ENTRIES MUST BE RECEIVED AT LEAST 7 DAYS BEFORE THE EVENT – ANY ENTRIES POSTMARKED WITHIN 7 DAYS OF THE EVENT NEED TO INCLUDE THE $<text:span text:style-name="T29">5</text:span> LATE FEE OR IT WILL NOT BE PROCESSED!!!</text:p>
      <text:p text:style-name="P15">2016 Accident Waiver and Release of Liability</text:p>
      <text:p text:style-name="P9"/>
      <text:p text:style-name="P4">I acknowledge that this athletic event is an extreme test of a person's physical and mental limits and carries with it the potential for death, serious injury and property loss. <text:s/>The risks include, but are not limited to, those caused by <text:span text:style-name="T36">collisions and falls, </text:span>terrain, facilities, temperature, weather, condition of athletes, equipment, vehicular traffic, actions of other people including, but not limited to, participants, volunteers, spectators, coaches, event officials, and event monitors, and/or producers of the event, and lack of hydration. <text:s/>These risks are not only inherent to athletics, but are also present for volunteers. <text:s/>I hereby assume all of the risks of participating and/or volunteering in this event. <text:s/>I realize that liability may arise from negligence or carelessness on the part of the persons or entities being released, from dangerous or defective equipment or property owned, maintained or controlled by them or because of their possible liability without fault.</text:p>
      <text:p text:style-name="P4"/>
      <text:p text:style-name="P4">I certify that I am physically fit, have sufficiently trained for participation in the event and have not been advised otherwise by a qualified medical person.</text:p>
      <text:p text:style-name="P4"/>
      <text:p text:style-name="P4">I acknowledge that this Accident Waiver and Release Liability (AWRL) form will be used by event holders, sponsors and organizers, in which I may participate and that it will govern my actions and responsibilities at said events.</text:p>
      <text:p text:style-name="P4"/>
      <text:p text:style-name="P4">In consideration of my application and permitting me to participate in this event, I hereby: <text:span text:style-name="T36">(A) Assume all risks associated with my participation; and (B) Wave, Release, and Discharge the American Bicycle Racing, Inc., Prairie Path Cycles, ABD Cycle Club and each of their directors, officers, employees, volunteers, representatives, committee members, members, and agents, and the event holders, event sponsors, event directors, event volunteers; and any other party, municipalities or other public entities connected with this event, from any and all liability for my death, disability, personal injury, property damage, or loss, or injury, or actions of any kind which may hereafter accrue to me due to my participation in this event, for myself, my executors, administrators, heirs, next of kin, successors, and assigns; and ( C ) Agree to indemnify and Hold Harmless the entities or persons mentioned in the paragraph from any and all liabilities or claims made due to my participation in this event, including my travel to an from the event.</text:span></text:p>
      <text:p text:style-name="P4"/>
      <text:p text:style-name="P4">I hereby consent <text:span text:style-name="T36">to receive and be financially responsible for medical treatment, which may be deemed advisable in the event of my injury, accident and or illness.</text:span></text:p>
      <text:p text:style-name="P4"/>
      <text:p text:style-name="P4">I understand that at this event or related activities, <text:span text:style-name="T36">my image may be captured and allow photo, video or film images to be used for any legitimate purpose by the event holders, producers, sponsors, organizers and or assigns.</text:span></text:p>
      <text:p text:style-name="P4"/>
      <text:p text:style-name="P4">This <text:span text:style-name="T36">document</text:span> shall be construed broadly to provide a release and waiver to the maximum extent permissible under applicable law.</text:p>
      <text:p text:style-name="P4"/>
      <text:p text:style-name="P5">I hereby certify that I have read this document; and, I understand its content.</text:p>
      <text:p text:style-name="P4"><draw:control text:anchor-type="paragraph" draw:z-index="34" draw:style-name="gr5" draw:text-style-name="P37" svg:width="0.9898in" svg:height="0.1567in" svg:x="6.4528in" svg:y="0.048in" draw:control="control35"/></text:p>
      <text:p text:style-name="P4">Signature of entrant: <text:span text:style-name="T11"><text:s text:c="129"/></text:span><text:span text:style-name="T15"><text:s text:c="4"/>ABR member number: </text:span><text:span text:style-name="T11"><text:s text:c="36"/></text:span></text:p>
      <text:p text:style-name="P3"><text:s text:c="2"/></text:p>
      <text:p text:style-name="P3">Name of event: <text:s/>ABD 2016 Indoor Time Trial Series</text:p>
      <text:p text:style-name="P3"/>
      <text:p text:style-name="P4"><text:span text:style-name="T15">Date of events:<text:tab/> <text:s text:c="3"/>1/</text:span><text:span text:style-name="T19">1</text:span><text:span text:style-name="T20">0</text:span><text:span text:style-name="T18"> </text:span><text:span text:style-name="T11">Indoor TT #1</text:span><text:span text:style-name="T15"> <text:s text:c="5"/></text:span><text:span text:style-name="T20">1</text:span><text:span text:style-name="T11">/</text:span><text:span text:style-name="T14">3</text:span><text:span text:style-name="T13">1</text:span><text:span text:style-name="T11"> Indoor TT #2</text:span><text:span text:style-name="T15"> <text:s text:c="5"/></text:span><text:span text:style-name="T12">2/2</text:span><text:span text:style-name="T14">1</text:span><text:span text:style-name="T11"> Indoor TT #3</text:span><text:span text:style-name="T15"> <text:s text:c="4"/></text:span><text:span text:style-name="T12">3/1</text:span><text:span text:style-name="T14">2</text:span><text:span text:style-name="T12"> Indoor TT #4</text:span><text:span text:style-name="T15"> <text:s text:c="2"/></text:span><text:span text:style-name="T12">4/</text:span><text:span text:style-name="T13">1</text:span><text:span text:style-name="T14">0</text:span><text:span text:style-name="T11"> Outdoor JFMTT</text:span></text:p>
      <text:p text:style-name="P3"><text:tab/><text:tab/><text:tab/>(any event you participate in on the above date(s) is covered by this single waiver)</text:p>
      <text:p text:style-name="P4"><draw:control text:anchor-type="paragraph" draw:z-index="35" draw:style-name="gr5" draw:text-style-name="P37" svg:width="6.4587in" svg:height="0.1598in" svg:x="0.9217in" svg:y="0.1in" draw:control="control36"/></text:p>
      <text:p text:style-name="P4">Name, printed: <text:span text:style-name="T11"><text:s text:c="225"/></text:span></text:p>
      <text:p text:style-name="P3"><draw:control text:anchor-type="paragraph" draw:z-index="36" draw:style-name="gr5" draw:text-style-name="P37" svg:width="3.3961in" svg:height="0.1406in" svg:x="0.828in" svg:y="0.1in" draw:control="control37"/><draw:control text:anchor-type="paragraph" draw:z-index="37" draw:style-name="gr5" draw:text-style-name="P37" svg:width="2.1043in" svg:height="0.1598in" svg:x="5.328in" svg:y="0.1in" draw:control="control38"/></text:p>
      <text:p text:style-name="P4"><text:span text:style-name="T15">Your address: </text:span><text:span text:style-name="T11"><text:s text:c="116"/></text:span><text:span text:style-name="T15"><text:s text:c="4"/>City, State &amp; Zip: </text:span><text:span text:style-name="T11"><text:s text:c="74"/></text:span></text:p>
      <text:p text:style-name="P3"><draw:control text:anchor-type="paragraph" draw:z-index="38" draw:style-name="gr5" draw:text-style-name="P37" svg:width="2.5732in" svg:height="0.1598in" svg:x="1.2236in" svg:y="0.1in" draw:control="control39"/><draw:control text:anchor-type="paragraph" draw:z-index="39" draw:style-name="gr5" draw:text-style-name="P37" svg:width="2.6358in" svg:height="0.1406in" svg:x="4.8071in" svg:y="0.1in" draw:control="control40"/></text:p>
      <text:p text:style-name="P4"><text:span text:style-name="T15">Your phone number: </text:span><text:span text:style-name="T11"><text:s text:c="89"/></text:span><text:span text:style-name="T15"><text:s text:c="4"/>Email address: </text:span><text:span text:style-name="T11"><text:s text:c="92"/></text:span></text:p>
      <text:p text:style-name="P3"><draw:control text:anchor-type="paragraph" draw:z-index="40" draw:style-name="gr5" draw:text-style-name="P37" svg:width="3.0106in" svg:height="0.1504in" svg:x="1.5571in" svg:y="0.1in" draw:control="control41"/><draw:control text:anchor-type="paragraph" draw:z-index="41" draw:style-name="gr5" draw:text-style-name="P37" svg:width="2.2504in" svg:height="0.1598in" svg:x="5.1925in" svg:y="0.1in" draw:control="control42"/></text:p>
      <text:p text:style-name="P4"><text:span text:style-name="T15">Call in case of emergency: </text:span><text:span text:style-name="T11"><text:s text:c="104"/></text:span><text:span text:style-name="T15"><text:s text:c="4"/>Phone: </text:span><text:span text:style-name="T11"><text:s text:c="81"/></text:span></text:p>
      <text:p text:style-name="P3"><draw:control text:anchor-type="paragraph" draw:z-index="42" draw:style-name="gr5" draw:text-style-name="P37" svg:width="1.2921in" svg:height="0.1406in" svg:x="1.4839in" svg:y="0.1in" draw:control="control43"/><draw:control text:anchor-type="paragraph" draw:z-index="43" draw:style-name="gr5" draw:text-style-name="P37" svg:width="1.2087in" svg:height="0.1303in" svg:x="4.3799in" svg:y="0.1in" draw:control="control44"/><draw:control text:anchor-type="paragraph" draw:z-index="44" draw:style-name="gr5" draw:text-style-name="P37" svg:width="1.0004in" svg:height="0.1406in" svg:x="6.4634in" svg:y="0.1in" draw:control="control45"/></text:p>
      <text:p text:style-name="P3">Ability Category Entered: <text:span text:style-name="T11"><text:s text:c="45"/></text:span><text:s text:c="4"/><text:span text:style-name="T3">OR</text:span> <text:s text:c="3"/>Age Group Entered: <text:span text:style-name="T11"><text:s text:c="42"/></text:span><text:s text:c="4"/>Racing Age: <text:span text:style-name="T11"><text:s text:c="36"/></text:span></text:p>
      <text:p text:style-name="P3"><draw:control text:anchor-type="paragraph" draw:z-index="45" draw:style-name="gr5" draw:text-style-name="P37" svg:width="3.8232in" svg:height="0.1598in" svg:x="0.7339in" svg:y="0.1in" draw:control="control46"/></text:p>
      <text:p text:style-name="P3">Racing club: <text:span text:style-name="T11"><text:s text:c="131"/></text:span><text:s text:c="4"/><text:span text:style-name="T1">(if none enter “Unattached”)</text:span></text:p>
      <text:p text:style-name="P8"/>
      <text:p text:style-name="P10">PARENT GUARDIAN WAIVER FOR MINORS (Under 18 Years Old)</text:p>
      <text:p text:style-name="P8"/>
      <text:p text:style-name="P3">The undersigned parent and natural guardian or legal guardian does hereby represent that he/she is, in fact, acting in such capacity and agrees to save and hold harmless and indemnify each and all of the parties referred to above from all liability, loss, cost, claim or damage <text:s/>whatsoever which may be imposed upon said parties because of any defect in or lack of such capacity to so act and release said parties on behalf of the minor and the parents or legal guardian.</text:p>
      <text:p text:style-name="P3"><draw:control text:anchor-type="paragraph" draw:z-index="46" draw:style-name="gr5" draw:text-style-name="P37" svg:width="1.3441in" svg:height="0.1406in" svg:x="6.0673in" svg:y="0.1in" draw:control="control47"/></text:p>
      <text:p text:style-name="P3">Signature of Parent or Guardian: <text:span text:style-name="T11"><text:s text:c="125"/></text:span><text:s text:c="4"/>Date: <text:span text:style-name="T11"><text:s text:c="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Verdana" svg:font-family="Verdana" style:font-adornments="Regular"/>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1T22:31:00</meta:creation-date>
    <dc:date>2015-12-30T10:32:24.781575375</dc:date>
    <meta:editing-duration>PT3H56M28S</meta:editing-duration>
    <meta:editing-cycles>59</meta:editing-cycles>
    <meta:generator>LibreOffice/5.0.2.2$Linux_X86_64 LibreOffice_project/00m0$Build-2</meta:generator>
    <meta:document-statistic meta:table-count="4" meta:image-count="0" meta:object-count="0" meta:page-count="2" meta:paragraph-count="177" meta:word-count="1075" meta:character-count="7764" meta:non-whitespace-character-count="5287"/>
  </office:meta>
</office:document-meta>
</file>